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3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356cm"/>
    </style:style>
    <style:style style:name="co4" style:family="table-column">
      <style:table-column-properties fo:break-before="auto" style:column-width="7.932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0.572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0.626cm"/>
    </style:style>
    <style:style style:name="co9" style:family="table-column">
      <style:table-column-properties fo:break-before="auto" style:column-width="5.228cm"/>
    </style:style>
    <style:style style:name="co10" style:family="table-column">
      <style:table-column-properties fo:break-before="auto" style:column-width="6.68cm"/>
    </style:style>
    <style:style style:name="co11" style:family="table-column">
      <style:table-column-properties fo:break-before="auto" style:column-width="2.395cm"/>
    </style:style>
    <style:style style:name="co12" style:family="table-column">
      <style:table-column-properties fo:break-before="auto" style:column-width="12.527cm"/>
    </style:style>
    <style:style style:name="co13" style:family="table-column">
      <style:table-column-properties fo:break-before="auto" style:column-width="3.4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cfe7f5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 style:data-style-name="N0">
      <style:table-cell-properties fo:background-color="#ffcc99"/>
    </style:style>
    <style:style style:name="ce7" style:family="table-cell" style:parent-style-name="Default" style:data-style-name="N100">
      <style:table-cell-properties fo:background-color="#83caff"/>
    </style:style>
    <style:style style:name="ce8" style:family="table-cell" style:parent-style-name="Default" style:data-style-name="N100">
      <style:table-cell-properties fo:background-color="#ffff99"/>
    </style:style>
    <style:style style:name="ce9" style:family="table-cell" style:parent-style-name="Default" style:data-style-name="N100">
      <style:table-cell-properties fo:background-color="#cfe7f5"/>
    </style:style>
    <style:style style:name="ce10" style:family="table-cell" style:parent-style-name="Default" style:data-style-name="N100">
      <style:table-cell-properties fo:background-color="#ffcc99"/>
    </style:style>
    <style:style style:name="ce11" style:family="table-cell" style:parent-style-name="Default" style:data-style-name="N100">
      <style:table-cell-properties fo:background-color="#33cc66"/>
    </style:style>
    <style:style style:name="ce12" style:family="table-cell" style:parent-style-name="Default" style:data-style-name="N100"/>
    <style:style style:name="ce13" style:family="table-cell" style:parent-style-name="Default" style:data-style-name="N128"/>
    <style:style style:name="ce14" style:family="table-cell" style:parent-style-name="Default" style:data-style-name="N5000"/>
    <style:style style:name="ce15" style:family="table-cell" style:parent-style-name="Default">
      <style:text-properties style:font-name="Arial" style:font-name-asian="WenQuanYi Micro Hei" style:font-name-complex="Lohit Hindi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cc99"/>
      <style:text-properties fo:color="#ff0000"/>
    </style:style>
  </office:automatic-styles>
  <office:body>
    <office:spreadsheet>
      <table:table table:name="uni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1">
            <text:p>1241</text:p>
          </table:table-cell>
          <table:table-cell office:value-type="string">
            <text:p>, 69, "</text:p>
          </table:table-cell>
          <table:table-cell office:value-type="string">
            <text:p>U.K / Autralia / Ireland</text:p>
          </table:table-cell>
          <table:table-cell office:value-type="string">
            <text:p>");</text:p>
          </table:table-cell>
          <table:table-cell table:formula="of:=1229-1215" office:value-type="float" office:value="14">
            <text:p>14</text:p>
          </table:table-cell>
        </table:table-row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2">
            <text:p>1242</text:p>
          </table:table-cell>
          <table:table-cell office:value-type="string">
            <text:p>, 69, "</text:p>
          </table:table-cell>
          <table:table-cell office:value-type="string">
            <text:p>U.S / Canada</text:p>
          </table:table-cell>
          <table:table-cell office:value-type="string">
            <text:p>");</text:p>
          </table:table-cell>
          <table:table-cell/>
        </table:table-row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3">
            <text:p>1243</text:p>
          </table:table-cell>
          <table:table-cell office:value-type="string">
            <text:p>, 69, "</text:p>
          </table:table-cell>
          <table:table-cell office:value-type="string">
            <text:p>South America / China / Japan / India</text:p>
          </table:table-cell>
          <table:table-cell office:value-type="string">
            <text:p>");</text:p>
          </table:table-cell>
          <table:table-cell/>
        </table:table-row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4">
            <text:p>1244</text:p>
          </table:table-cell>
          <table:table-cell office:value-type="string">
            <text:p>, 69, "</text:p>
          </table:table-cell>
          <table:table-cell office:value-type="string">
            <text:p>Italy / Nertherlands / Spain / Switzerland</text:p>
          </table:table-cell>
          <table:table-cell office:value-type="string">
            <text:p>");</text:p>
          </table:table-cell>
          <table:table-cell/>
        </table:table-row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5">
            <text:p>1245</text:p>
          </table:table-cell>
          <table:table-cell office:value-type="string">
            <text:p>, 69, "</text:p>
          </table:table-cell>
          <table:table-cell office:value-type="string">
            <text:p>in (Circumference)</text:p>
          </table:table-cell>
          <table:table-cell office:value-type="string">
            <text:p>");</text:p>
          </table:table-cell>
          <table:table-cell/>
        </table:table-row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6">
            <text:p>1246</text:p>
          </table:table-cell>
          <table:table-cell office:value-type="string">
            <text:p>, 69, "</text:p>
          </table:table-cell>
          <table:table-cell office:value-type="string">
            <text:p>in (Diameter)</text:p>
          </table:table-cell>
          <table:table-cell office:value-type="string">
            <text:p>");</text:p>
          </table:table-cell>
          <table:table-cell/>
        </table:table-row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7">
            <text:p>1247</text:p>
          </table:table-cell>
          <table:table-cell office:value-type="string">
            <text:p>, 69, "</text:p>
          </table:table-cell>
          <table:table-cell office:value-type="string">
            <text:p>mm (Circumference)</text:p>
          </table:table-cell>
          <table:table-cell office:value-type="string">
            <text:p>");</text:p>
          </table:table-cell>
          <table:table-cell/>
        </table:table-row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8">
            <text:p>1248</text:p>
          </table:table-cell>
          <table:table-cell office:value-type="string">
            <text:p>, 69, "</text:p>
          </table:table-cell>
          <table:table-cell office:value-type="string">
            <text:p>mm (Diameter)</text:p>
          </table:table-cell>
          <table:table-cell office:value-type="string">
            <text:p>");</text:p>
          </table:table-cell>
          <table:table-cell/>
        </table:table-row>
      </table:table>
      <table:table table:name="enumvalu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2" table:default-cell-style-name="Default"/>
        <table:table-column table:style-name="co10" table:default-cell-style-name="Default"/>
        <table:table-column table:style-name="co11" table:default-cell-style-name="ce13"/>
        <table:table-column table:style-name="co2" table:number-columns-repeated="3" table:default-cell-style-name="Default"/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2">
            <text:p>512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float" office:value="11.63">
            <text:p>11.63</text:p>
          </table:table-cell>
          <table:table-cell table:style-name="ce1" office:value-type="string">
            <text:p>");</text:p>
          </table:table-cell>
          <table:table-cell office:value-type="string">
            <text:p>mm (Diameter)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3">
            <text:p>513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float" office:value="11.84">
            <text:p>11.8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4">
            <text:p>514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float" office:value="12.04">
            <text:p>12.0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5">
            <text:p>515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float" office:value="12.24">
            <text:p>12.2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6">
            <text:p>516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2.4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7">
            <text:p>517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2.6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8">
            <text:p>518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2.8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9">
            <text:p>519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3.06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0">
            <text:p>520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3.26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1">
            <text:p>521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3.46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2">
            <text:p>522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3.6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3">
            <text:p>523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3.8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4">
            <text:p>524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4.0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5">
            <text:p>525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4.2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6">
            <text:p>526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4.48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7">
            <text:p>527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4.68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8">
            <text:p>528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4.88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9">
            <text:p>529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5.09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0">
            <text:p>530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5.2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1">
            <text:p>531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5.49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2">
            <text:p>532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5.70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3">
            <text:p>533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5.90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4">
            <text:p>534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6.10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5">
            <text:p>535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6.31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6">
            <text:p>536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6.51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7">
            <text:p>537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6.71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8">
            <text:p>538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6.9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9">
            <text:p>539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7.12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0">
            <text:p>540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7.3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1">
            <text:p>541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7.53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2">
            <text:p>542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7.73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3">
            <text:p>543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7.93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4">
            <text:p>544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8.1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5">
            <text:p>545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8.3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6">
            <text:p>546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8.5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7">
            <text:p>547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8.7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8">
            <text:p>548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8.9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9">
            <text:p>549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9.1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0">
            <text:p>550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9.3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1">
            <text:p>551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9.56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2">
            <text:p>552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9.76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3">
            <text:p>553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9.96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4">
            <text:p>554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0.1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5">
            <text:p>555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0.3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6">
            <text:p>556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0.5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7">
            <text:p>557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0.78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8">
            <text:p>558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0.98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9">
            <text:p>559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1.18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0">
            <text:p>560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1.39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1">
            <text:p>561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1.59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2">
            <text:p>562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1.79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3">
            <text:p>563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2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4">
            <text:p>564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2.20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5">
            <text:p>565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2.40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6">
            <text:p>566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2.61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7">
            <text:p>567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2.81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8">
            <text:p>568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3.01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9">
            <text:p>569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3.22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70">
            <text:p>570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3.42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71">
            <text:p>571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3.62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72">
            <text:p>572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3.83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73">
            <text:p>573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4.03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74">
            <text:p>574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4.23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75">
            <text:p>575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4.43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76">
            <text:p>576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4.64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77">
            <text:p>577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A</text:p>
          </table:table-cell>
          <table:table-cell table:style-name="ce2" office:value-type="string">
            <text:p>");</text:p>
          </table:table-cell>
          <table:table-cell office:value-type="string">
            <text:p>U.K / Autralia / Ireland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78">
            <text:p>578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A ½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79">
            <text:p>579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B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0">
            <text:p>580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B ½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1">
            <text:p>581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C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2">
            <text:p>582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C ½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3">
            <text:p>583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D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4">
            <text:p>584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D ½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5">
            <text:p>585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E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6">
            <text:p>586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E ½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7">
            <text:p>587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F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8">
            <text:p>588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F ½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9">
            <text:p>589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G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0">
            <text:p>590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G ½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1">
            <text:p>591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H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2">
            <text:p>592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H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3">
            <text:p>593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I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4">
            <text:p>594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J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5">
            <text:p>595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J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6">
            <text:p>596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K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7">
            <text:p>597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K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8">
            <text:p>598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L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9">
            <text:p>599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L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0">
            <text:p>600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M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1">
            <text:p>601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M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2">
            <text:p>602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N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3">
            <text:p>603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N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4">
            <text:p>604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O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5">
            <text:p>605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O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6">
            <text:p>606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P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7">
            <text:p>607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P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8">
            <text:p>608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Q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9">
            <text:p>609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Q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0">
            <text:p>610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R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1">
            <text:p>611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R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2">
            <text:p>612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S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3">
            <text:p>613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S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4">
            <text:p>614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T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5">
            <text:p>615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T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6">
            <text:p>616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U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7">
            <text:p>617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U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8">
            <text:p>618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2" office:value-type="string">
            <text:p>V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9">
            <text:p>619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V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0">
            <text:p>620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W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1">
            <text:p>621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W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2">
            <text:p>622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X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3">
            <text:p>623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X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4">
            <text:p>624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Y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5">
            <text:p>625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Z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6">
            <text:p>626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Z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7">
            <text:p>627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Z1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8">
            <text:p>628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Z2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9">
            <text:p>629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Z3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30">
            <text:p>630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Z4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1">
            <text:p>631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0</text:p>
          </table:table-cell>
          <table:table-cell table:style-name="ce3" office:value-type="string">
            <text:p>");</text:p>
          </table:table-cell>
          <table:table-cell office:value-type="string">
            <text:p>U.S / Canad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2">
            <text:p>632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3">
            <text:p>633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4">
            <text:p>634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5">
            <text:p>635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6">
            <text:p>636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 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7">
            <text:p>637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 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8">
            <text:p>638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 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9">
            <text:p>639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0">
            <text:p>640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string">
            <text:p>2 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1">
            <text:p>641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string">
            <text:p>2 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2">
            <text:p>642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string">
            <text:p>2 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3">
            <text:p>643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4">
            <text:p>644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string">
            <text:p>3 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5">
            <text:p>645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 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6">
            <text:p>646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 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7">
            <text:p>647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8">
            <text:p>648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string">
            <text:p>4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9">
            <text:p>649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4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0">
            <text:p>650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4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1">
            <text:p>651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5">
            <text:p>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2">
            <text:p>652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5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3">
            <text:p>653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5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4">
            <text:p>654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5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5">
            <text:p>655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6">
            <text:p>6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6">
            <text:p>656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6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7">
            <text:p>657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6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8">
            <text:p>658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6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9">
            <text:p>659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7">
            <text:p>7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0">
            <text:p>660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7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1">
            <text:p>661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7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2">
            <text:p>662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7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3">
            <text:p>663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8">
            <text:p>8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4">
            <text:p>664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8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5">
            <text:p>665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8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6">
            <text:p>666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8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7">
            <text:p>667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9">
            <text:p>9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8">
            <text:p>668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9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9">
            <text:p>669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9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0">
            <text:p>670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9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1">
            <text:p>671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10">
            <text:p>10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2">
            <text:p>672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0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3">
            <text:p>673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0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4">
            <text:p>674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0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5">
            <text:p>675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11">
            <text:p>11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6">
            <text:p>676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1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7">
            <text:p>677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1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1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9">
            <text:p>679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12">
            <text:p>12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0">
            <text:p>680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2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1">
            <text:p>681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2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2">
            <text:p>682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2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3">
            <text:p>683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4">
            <text:p>684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3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5">
            <text:p>685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3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6">
            <text:p>686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3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7">
            <text:p>687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14">
            <text:p>14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8">
            <text:p>688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4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9">
            <text:p>689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4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90">
            <text:p>690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4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91">
            <text:p>691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15">
            <text:p>1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92">
            <text:p>692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5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93">
            <text:p>693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5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94">
            <text:p>694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5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95">
            <text:p>695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16">
            <text:p>16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696">
            <text:p>696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</text:p>
          </table:table-cell>
          <table:table-cell table:style-name="ce4" office:value-type="string">
            <text:p>");</text:p>
          </table:table-cell>
          <table:table-cell office:value-type="string">
            <text:p>South America / China / Japan / India</text:p>
          </table:table-cell>
          <table:table-cell table:number-columns-repeated="4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697">
            <text:p>697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698">
            <text:p>698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3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699">
            <text:p>699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4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0">
            <text:p>700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5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1">
            <text:p>701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6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2">
            <text:p>702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7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3">
            <text:p>703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8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4">
            <text:p>704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9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5">
            <text:p>705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0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6">
            <text:p>706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1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7">
            <text:p>707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2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8">
            <text:p>708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3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9">
            <text:p>709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4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0">
            <text:p>710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5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1">
            <text:p>711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6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2">
            <text:p>712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7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3">
            <text:p>713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8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4">
            <text:p>714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9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5">
            <text:p>715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0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6">
            <text:p>716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1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7">
            <text:p>717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2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8">
            <text:p>718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3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9">
            <text:p>719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4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20">
            <text:p>720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5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21">
            <text:p>721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6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22">
            <text:p>722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7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23">
            <text:p>723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0.5</text:p>
          </table:table-cell>
          <table:table-cell table:style-name="ce3" office:value-type="string">
            <text:p>");</text:p>
          </table:table-cell>
          <table:table-cell office:value-type="string">
            <text:p>Italy / Nertherlands / Spain / Switzerland</text:p>
          </table:table-cell>
          <table:table-cell table:number-columns-repeated="4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24">
            <text:p>724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25">
            <text:p>725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26">
            <text:p>726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27">
            <text:p>727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28">
            <text:p>728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29">
            <text:p>729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4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0">
            <text:p>730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4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1">
            <text:p>731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5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2">
            <text:p>732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6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3">
            <text:p>733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6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4">
            <text:p>734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7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5">
            <text:p>735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8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6">
            <text:p>736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8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7">
            <text:p>737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9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8">
            <text:p>738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0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9">
            <text:p>739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0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0">
            <text:p>740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1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1">
            <text:p>741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1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2">
            <text:p>742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2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3">
            <text:p>743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3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4">
            <text:p>744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3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5">
            <text:p>745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4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6">
            <text:p>746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7">
            <text:p>747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5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8">
            <text:p>748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6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9">
            <text:p>749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7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0">
            <text:p>750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7.53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1">
            <text:p>751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8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2">
            <text:p>752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9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3">
            <text:p>753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9.56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4">
            <text:p>754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0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5">
            <text:p>755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0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6">
            <text:p>756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1.59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7">
            <text:p>757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2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8">
            <text:p>758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2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9">
            <text:p>759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3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0">
            <text:p>760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4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1">
            <text:p>761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4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2">
            <text:p>762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5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3">
            <text:p>763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6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4">
            <text:p>764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6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5">
            <text:p>765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7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6">
            <text:p>766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7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7">
            <text:p>767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8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8">
            <text:p>768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9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9">
            <text:p>769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9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0">
            <text:p>770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0.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1">
            <text:p>771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1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2">
            <text:p>772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1.7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3">
            <text:p>773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2.2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4">
            <text:p>774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3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5">
            <text:p>775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3.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6">
            <text:p>776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4.2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7">
            <text:p>777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4.7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8">
            <text:p>778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5.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9">
            <text:p>779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6.2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80">
            <text:p>780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6.7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81">
            <text:p>781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7.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2">
            <text:p>782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44</text:p>
          </table:table-cell>
          <table:table-cell table:style-name="ce1" office:value-type="string">
            <text:p>");</text:p>
          </table:table-cell>
          <table:table-cell office:value-type="string">
            <text:p>in (Circumference)</text:p>
          </table:table-cell>
          <table:table-cell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3">
            <text:p>783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46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4">
            <text:p>784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49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5">
            <text:p>785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51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6">
            <text:p>786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54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7">
            <text:p>787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56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8">
            <text:p>788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59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9">
            <text:p>789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61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0">
            <text:p>790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64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1">
            <text:p>791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67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2">
            <text:p>792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69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3">
            <text:p>793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72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4">
            <text:p>794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74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5">
            <text:p>795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77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6">
            <text:p>796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79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7">
            <text:p>797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82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8">
            <text:p>798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84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9">
            <text:p>799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87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0">
            <text:p>800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89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1">
            <text:p>801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92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2">
            <text:p>802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9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3">
            <text:p>803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9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4">
            <text:p>804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9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5">
            <text:p>805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0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6">
            <text:p>806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0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7">
            <text:p>807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0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8">
            <text:p>808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0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9">
            <text:p>809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1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0">
            <text:p>810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1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1">
            <text:p>811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1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2">
            <text:p>812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1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3">
            <text:p>813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2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4">
            <text:p>814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2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5">
            <text:p>815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2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6">
            <text:p>816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2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7">
            <text:p>817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3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8">
            <text:p>818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3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9">
            <text:p>819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3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0">
            <text:p>820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3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1">
            <text:p>821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4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2">
            <text:p>822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4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3">
            <text:p>823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4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4">
            <text:p>824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4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5">
            <text:p>825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5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6">
            <text:p>826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5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7">
            <text:p>827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5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8">
            <text:p>828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5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9">
            <text:p>829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6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0">
            <text:p>830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6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1">
            <text:p>831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6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2">
            <text:p>832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6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3">
            <text:p>833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7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4">
            <text:p>834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7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5">
            <text:p>835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7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6">
            <text:p>836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8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7">
            <text:p>837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8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8">
            <text:p>838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8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9">
            <text:p>839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8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40">
            <text:p>840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41">
            <text:p>841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9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42">
            <text:p>842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9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43">
            <text:p>843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9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44">
            <text:p>844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3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45">
            <text:p>845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3.0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46">
            <text:p>846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3.0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47">
            <text:p>847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458">
            <text:p>0.458</text:p>
          </table:table-cell>
          <table:table-cell table:style-name="ce5" office:value-type="string">
            <text:p>");</text:p>
          </table:table-cell>
          <table:table-cell office:value-type="string">
            <text:p>in (Diameter)</text:p>
          </table:table-cell>
          <table:table-cell table:number-columns-repeated="4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48">
            <text:p>848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466">
            <text:p>0.46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49">
            <text:p>849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474">
            <text:p>0.47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0">
            <text:p>850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482">
            <text:p>0.48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1">
            <text:p>851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49">
            <text:p>0.49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2">
            <text:p>852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498">
            <text:p>0.49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3">
            <text:p>853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06">
            <text:p>0.50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4">
            <text:p>854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14">
            <text:p>0.51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5">
            <text:p>855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22">
            <text:p>0.52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6">
            <text:p>856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3">
            <text:p>0.53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7">
            <text:p>857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38">
            <text:p>0.53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8">
            <text:p>858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46">
            <text:p>0.54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9">
            <text:p>859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54">
            <text:p>0.55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0">
            <text:p>860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62">
            <text:p>0.56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1">
            <text:p>861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7">
            <text:p>0.57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2">
            <text:p>862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78">
            <text:p>0.57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3">
            <text:p>863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86">
            <text:p>0.58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4">
            <text:p>864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94">
            <text:p>0.59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5">
            <text:p>865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02">
            <text:p>0.60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6">
            <text:p>866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1">
            <text:p>0.61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7">
            <text:p>867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18">
            <text:p>0.61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26">
            <text:p>0.62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9">
            <text:p>869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34">
            <text:p>0.63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0">
            <text:p>870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42">
            <text:p>0.64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1">
            <text:p>871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5">
            <text:p>0.65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2">
            <text:p>872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58">
            <text:p>0.65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3">
            <text:p>873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66">
            <text:p>0.66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4">
            <text:p>874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74">
            <text:p>0.67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5">
            <text:p>875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82">
            <text:p>0.68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6">
            <text:p>876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9">
            <text:p>0.69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7">
            <text:p>877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98">
            <text:p>0.69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8">
            <text:p>878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06">
            <text:p>0.70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9">
            <text:p>879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14">
            <text:p>0.71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0">
            <text:p>880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22">
            <text:p>0.72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1">
            <text:p>881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3">
            <text:p>0.73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2">
            <text:p>882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38">
            <text:p>0.73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3">
            <text:p>883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46">
            <text:p>0.74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4">
            <text:p>884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54">
            <text:p>0.75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5">
            <text:p>885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62">
            <text:p>0.76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6">
            <text:p>886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7">
            <text:p>0.77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7">
            <text:p>887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78">
            <text:p>0.77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8">
            <text:p>888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86">
            <text:p>0.78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9">
            <text:p>889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94">
            <text:p>0.79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0">
            <text:p>890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02">
            <text:p>0.80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1">
            <text:p>891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1">
            <text:p>0.81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2">
            <text:p>892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18">
            <text:p>0.81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3">
            <text:p>893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26">
            <text:p>0.82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4">
            <text:p>894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34">
            <text:p>0.83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5">
            <text:p>895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42">
            <text:p>0.84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6">
            <text:p>896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5">
            <text:p>0.85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7">
            <text:p>897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58">
            <text:p>0.85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8">
            <text:p>898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66">
            <text:p>0.86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9">
            <text:p>899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74">
            <text:p>0.87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0">
            <text:p>900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82">
            <text:p>0.88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1">
            <text:p>901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9">
            <text:p>0.89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2">
            <text:p>902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98">
            <text:p>0.89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3">
            <text:p>903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06">
            <text:p>0.90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4">
            <text:p>904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14">
            <text:p>0.91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5">
            <text:p>905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22">
            <text:p>0.92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6">
            <text:p>906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3">
            <text:p>0.93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7">
            <text:p>907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38">
            <text:p>0.93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8">
            <text:p>908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46">
            <text:p>0.94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9">
            <text:p>909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54">
            <text:p>0.95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10">
            <text:p>910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62">
            <text:p>0.96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11">
            <text:p>911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7">
            <text:p>0.97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2">
            <text:p>912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36.5</text:p>
          </table:table-cell>
          <table:table-cell office:value-type="string">
            <text:p>");</text:p>
          </table:table-cell>
          <table:table-cell office:value-type="string">
            <text:p>mm (Circumference)</text:p>
          </table:table-cell>
          <table:table-cell table:number-columns-repeated="4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3">
            <text:p>913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37.2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4">
            <text:p>914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37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5">
            <text:p>915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38.5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6">
            <text:p>916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39.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7">
            <text:p>917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39.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8">
            <text:p>918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0.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9">
            <text:p>919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0">
            <text:p>920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1.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1">
            <text:p>921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2.3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2">
            <text:p>922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2.9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3">
            <text:p>923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3.6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4">
            <text:p>924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4.2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5">
            <text:p>925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4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6">
            <text:p>926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5.5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7">
            <text:p>927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6.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8">
            <text:p>928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6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9">
            <text:p>929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7.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0">
            <text:p>930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1">
            <text:p>931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8.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2">
            <text:p>932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9.3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3">
            <text:p>933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0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4">
            <text:p>934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0.6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5">
            <text:p>935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1.2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6">
            <text:p>936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1.9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7">
            <text:p>937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2.5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8">
            <text:p>938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3.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9">
            <text:p>939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3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0">
            <text:p>940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4.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1">
            <text:p>941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5.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2">
            <text:p>942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5.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3">
            <text:p>943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6.3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4">
            <text:p>944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5">
            <text:p>945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7.6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6">
            <text:p>946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8.3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7">
            <text:p>947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8.9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8">
            <text:p>948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9.5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9">
            <text:p>949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0.2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0">
            <text:p>950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0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1">
            <text:p>951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1.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2">
            <text:p>952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2.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3">
            <text:p>953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2.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4">
            <text:p>954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3.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5">
            <text:p>955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6">
            <text:p>956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4.6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7">
            <text:p>957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5.3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8">
            <text:p>958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5.9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9">
            <text:p>959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6.6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0">
            <text:p>960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7.2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1">
            <text:p>961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7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2">
            <text:p>962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8.5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3">
            <text:p>963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9.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4">
            <text:p>964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9.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5">
            <text:p>965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0.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6">
            <text:p>966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7">
            <text:p>967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1.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8">
            <text:p>968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2.3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9">
            <text:p>969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2.9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70">
            <text:p>970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3.6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71">
            <text:p>971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4.2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72">
            <text:p>972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4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73">
            <text:p>973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5.5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74">
            <text:p>974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6.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75">
            <text:p>975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6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76">
            <text:p>976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7.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 table:number-rows-repeated="104811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rresponding" table:style-name="ta1">
        <table:table-column table:style-name="co12" table:default-cell-style-name="ce16"/>
        <table:table-column table:style-name="co2" table:default-cell-style-name="Default"/>
        <table:table-column table:style-name="co8" table:default-cell-style-name="ce16"/>
        <table:table-column table:style-name="co13" table:default-cell-style-name="ce1"/>
        <table:table-column table:style-name="co2" table:default-cell-style-name="ce16"/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77">
            <text:p>577</text:p>
          </table:table-cell>
          <table:table-cell office:value-type="string">
            <text:p>, </text:p>
          </table:table-cell>
          <table:table-cell office:value-type="float" office:value="514">
            <text:p>51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78">
            <text:p>578</text:p>
          </table:table-cell>
          <table:table-cell office:value-type="string">
            <text:p>, </text:p>
          </table:table-cell>
          <table:table-cell office:value-type="float" office:value="515">
            <text:p>51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79">
            <text:p>579</text:p>
          </table:table-cell>
          <table:table-cell office:value-type="string">
            <text:p>, </text:p>
          </table:table-cell>
          <table:table-cell office:value-type="float" office:value="516">
            <text:p>51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0">
            <text:p>580</text:p>
          </table:table-cell>
          <table:table-cell office:value-type="string">
            <text:p>, </text:p>
          </table:table-cell>
          <table:table-cell office:value-type="float" office:value="517">
            <text:p>51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1">
            <text:p>581</text:p>
          </table:table-cell>
          <table:table-cell office:value-type="string">
            <text:p>, </text:p>
          </table:table-cell>
          <table:table-cell office:value-type="float" office:value="518">
            <text:p>51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2">
            <text:p>582</text:p>
          </table:table-cell>
          <table:table-cell office:value-type="string">
            <text:p>, </text:p>
          </table:table-cell>
          <table:table-cell office:value-type="float" office:value="519">
            <text:p>51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3">
            <text:p>583</text:p>
          </table:table-cell>
          <table:table-cell office:value-type="string">
            <text:p>, </text:p>
          </table:table-cell>
          <table:table-cell office:value-type="float" office:value="520">
            <text:p>52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4">
            <text:p>584</text:p>
          </table:table-cell>
          <table:table-cell office:value-type="string">
            <text:p>, </text:p>
          </table:table-cell>
          <table:table-cell office:value-type="float" office:value="521">
            <text:p>52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5">
            <text:p>585</text:p>
          </table:table-cell>
          <table:table-cell office:value-type="string">
            <text:p>, </text:p>
          </table:table-cell>
          <table:table-cell office:value-type="float" office:value="522">
            <text:p>52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6">
            <text:p>586</text:p>
          </table:table-cell>
          <table:table-cell office:value-type="string">
            <text:p>, </text:p>
          </table:table-cell>
          <table:table-cell office:value-type="float" office:value="523">
            <text:p>52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7">
            <text:p>587</text:p>
          </table:table-cell>
          <table:table-cell office:value-type="string">
            <text:p>, </text:p>
          </table:table-cell>
          <table:table-cell office:value-type="float" office:value="524">
            <text:p>52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8">
            <text:p>588</text:p>
          </table:table-cell>
          <table:table-cell office:value-type="string">
            <text:p>, </text:p>
          </table:table-cell>
          <table:table-cell office:value-type="float" office:value="525">
            <text:p>52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9">
            <text:p>589</text:p>
          </table:table-cell>
          <table:table-cell office:value-type="string">
            <text:p>, </text:p>
          </table:table-cell>
          <table:table-cell office:value-type="float" office:value="526">
            <text:p>52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0">
            <text:p>590</text:p>
          </table:table-cell>
          <table:table-cell office:value-type="string">
            <text:p>, </text:p>
          </table:table-cell>
          <table:table-cell office:value-type="float" office:value="527">
            <text:p>52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1">
            <text:p>591</text:p>
          </table:table-cell>
          <table:table-cell office:value-type="string">
            <text:p>, </text:p>
          </table:table-cell>
          <table:table-cell office:value-type="float" office:value="528">
            <text:p>52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2">
            <text:p>592</text:p>
          </table:table-cell>
          <table:table-cell office:value-type="string">
            <text:p>, </text:p>
          </table:table-cell>
          <table:table-cell office:value-type="float" office:value="529">
            <text:p>52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3">
            <text:p>593</text:p>
          </table:table-cell>
          <table:table-cell office:value-type="string">
            <text:p>, </text:p>
          </table:table-cell>
          <table:table-cell office:value-type="float" office:value="530">
            <text:p>53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4">
            <text:p>594</text:p>
          </table:table-cell>
          <table:table-cell office:value-type="string">
            <text:p>, </text:p>
          </table:table-cell>
          <table:table-cell office:value-type="float" office:value="531">
            <text:p>53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5">
            <text:p>595</text:p>
          </table:table-cell>
          <table:table-cell office:value-type="string">
            <text:p>, </text:p>
          </table:table-cell>
          <table:table-cell office:value-type="float" office:value="532">
            <text:p>53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6">
            <text:p>596</text:p>
          </table:table-cell>
          <table:table-cell office:value-type="string">
            <text:p>, </text:p>
          </table:table-cell>
          <table:table-cell office:value-type="float" office:value="533">
            <text:p>53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7">
            <text:p>597</text:p>
          </table:table-cell>
          <table:table-cell office:value-type="string">
            <text:p>, </text:p>
          </table:table-cell>
          <table:table-cell office:value-type="float" office:value="534">
            <text:p>53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8">
            <text:p>598</text:p>
          </table:table-cell>
          <table:table-cell office:value-type="string">
            <text:p>, </text:p>
          </table:table-cell>
          <table:table-cell office:value-type="float" office:value="535">
            <text:p>53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9">
            <text:p>599</text:p>
          </table:table-cell>
          <table:table-cell office:value-type="string">
            <text:p>, </text:p>
          </table:table-cell>
          <table:table-cell office:value-type="float" office:value="536">
            <text:p>53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0">
            <text:p>600</text:p>
          </table:table-cell>
          <table:table-cell office:value-type="string">
            <text:p>, </text:p>
          </table:table-cell>
          <table:table-cell office:value-type="float" office:value="537">
            <text:p>53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1">
            <text:p>601</text:p>
          </table:table-cell>
          <table:table-cell office:value-type="string">
            <text:p>, </text:p>
          </table:table-cell>
          <table:table-cell office:value-type="float" office:value="538">
            <text:p>53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2">
            <text:p>602</text:p>
          </table:table-cell>
          <table:table-cell office:value-type="string">
            <text:p>, </text:p>
          </table:table-cell>
          <table:table-cell office:value-type="float" office:value="539">
            <text:p>53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3">
            <text:p>603</text:p>
          </table:table-cell>
          <table:table-cell office:value-type="string">
            <text:p>, </text:p>
          </table:table-cell>
          <table:table-cell office:value-type="float" office:value="540">
            <text:p>54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4">
            <text:p>604</text:p>
          </table:table-cell>
          <table:table-cell office:value-type="string">
            <text:p>, </text:p>
          </table:table-cell>
          <table:table-cell office:value-type="float" office:value="541">
            <text:p>54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5">
            <text:p>605</text:p>
          </table:table-cell>
          <table:table-cell office:value-type="string">
            <text:p>, </text:p>
          </table:table-cell>
          <table:table-cell office:value-type="float" office:value="542">
            <text:p>54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6">
            <text:p>606</text:p>
          </table:table-cell>
          <table:table-cell office:value-type="string">
            <text:p>, </text:p>
          </table:table-cell>
          <table:table-cell office:value-type="float" office:value="543">
            <text:p>54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7">
            <text:p>607</text:p>
          </table:table-cell>
          <table:table-cell office:value-type="string">
            <text:p>, </text:p>
          </table:table-cell>
          <table:table-cell office:value-type="float" office:value="544">
            <text:p>54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8">
            <text:p>608</text:p>
          </table:table-cell>
          <table:table-cell office:value-type="string">
            <text:p>, </text:p>
          </table:table-cell>
          <table:table-cell office:value-type="float" office:value="545">
            <text:p>54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9">
            <text:p>609</text:p>
          </table:table-cell>
          <table:table-cell office:value-type="string">
            <text:p>, </text:p>
          </table:table-cell>
          <table:table-cell office:value-type="float" office:value="546">
            <text:p>54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0">
            <text:p>610</text:p>
          </table:table-cell>
          <table:table-cell office:value-type="string">
            <text:p>, </text:p>
          </table:table-cell>
          <table:table-cell office:value-type="float" office:value="547">
            <text:p>54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1">
            <text:p>611</text:p>
          </table:table-cell>
          <table:table-cell office:value-type="string">
            <text:p>, </text:p>
          </table:table-cell>
          <table:table-cell office:value-type="float" office:value="548">
            <text:p>54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2">
            <text:p>612</text:p>
          </table:table-cell>
          <table:table-cell office:value-type="string">
            <text:p>, </text:p>
          </table:table-cell>
          <table:table-cell office:value-type="float" office:value="549">
            <text:p>54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3">
            <text:p>613</text:p>
          </table:table-cell>
          <table:table-cell office:value-type="string">
            <text:p>, </text:p>
          </table:table-cell>
          <table:table-cell office:value-type="float" office:value="550">
            <text:p>55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4">
            <text:p>614</text:p>
          </table:table-cell>
          <table:table-cell office:value-type="string">
            <text:p>, </text:p>
          </table:table-cell>
          <table:table-cell office:value-type="float" office:value="551">
            <text:p>55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5">
            <text:p>615</text:p>
          </table:table-cell>
          <table:table-cell office:value-type="string">
            <text:p>, </text:p>
          </table:table-cell>
          <table:table-cell office:value-type="float" office:value="552">
            <text:p>55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6">
            <text:p>616</text:p>
          </table:table-cell>
          <table:table-cell office:value-type="string">
            <text:p>, </text:p>
          </table:table-cell>
          <table:table-cell office:value-type="float" office:value="553">
            <text:p>55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7">
            <text:p>617</text:p>
          </table:table-cell>
          <table:table-cell office:value-type="string">
            <text:p>, </text:p>
          </table:table-cell>
          <table:table-cell office:value-type="float" office:value="554">
            <text:p>55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8">
            <text:p>618</text:p>
          </table:table-cell>
          <table:table-cell office:value-type="string">
            <text:p>, </text:p>
          </table:table-cell>
          <table:table-cell office:value-type="float" office:value="555">
            <text:p>55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9">
            <text:p>619</text:p>
          </table:table-cell>
          <table:table-cell office:value-type="string">
            <text:p>, </text:p>
          </table:table-cell>
          <table:table-cell office:value-type="float" office:value="556">
            <text:p>55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0">
            <text:p>620</text:p>
          </table:table-cell>
          <table:table-cell office:value-type="string">
            <text:p>, </text:p>
          </table:table-cell>
          <table:table-cell office:value-type="float" office:value="557">
            <text:p>55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1">
            <text:p>621</text:p>
          </table:table-cell>
          <table:table-cell office:value-type="string">
            <text:p>, </text:p>
          </table:table-cell>
          <table:table-cell office:value-type="float" office:value="558">
            <text:p>55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2">
            <text:p>622</text:p>
          </table:table-cell>
          <table:table-cell office:value-type="string">
            <text:p>, </text:p>
          </table:table-cell>
          <table:table-cell office:value-type="float" office:value="559">
            <text:p>55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3">
            <text:p>623</text:p>
          </table:table-cell>
          <table:table-cell office:value-type="string">
            <text:p>, </text:p>
          </table:table-cell>
          <table:table-cell office:value-type="float" office:value="560">
            <text:p>56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4">
            <text:p>624</text:p>
          </table:table-cell>
          <table:table-cell office:value-type="string">
            <text:p>, </text:p>
          </table:table-cell>
          <table:table-cell office:value-type="float" office:value="561">
            <text:p>56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5">
            <text:p>625</text:p>
          </table:table-cell>
          <table:table-cell office:value-type="string">
            <text:p>, </text:p>
          </table:table-cell>
          <table:table-cell office:value-type="float" office:value="562">
            <text:p>56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6">
            <text:p>626</text:p>
          </table:table-cell>
          <table:table-cell office:value-type="string">
            <text:p>, </text:p>
          </table:table-cell>
          <table:table-cell office:value-type="float" office:value="563">
            <text:p>56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7">
            <text:p>627</text:p>
          </table:table-cell>
          <table:table-cell office:value-type="string">
            <text:p>, </text:p>
          </table:table-cell>
          <table:table-cell office:value-type="float" office:value="565">
            <text:p>56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8">
            <text:p>628</text:p>
          </table:table-cell>
          <table:table-cell office:value-type="string">
            <text:p>, </text:p>
          </table:table-cell>
          <table:table-cell office:value-type="float" office:value="567">
            <text:p>56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9">
            <text:p>629</text:p>
          </table:table-cell>
          <table:table-cell office:value-type="string">
            <text:p>, </text:p>
          </table:table-cell>
          <table:table-cell office:value-type="float" office:value="568">
            <text:p>56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30">
            <text:p>630</text:p>
          </table:table-cell>
          <table:table-cell office:value-type="string">
            <text:p>, </text:p>
          </table:table-cell>
          <table:table-cell office:value-type="float" office:value="570">
            <text:p>570</text:p>
          </table:table-cell>
          <table:table-cell office:value-type="string">
            <text:p>);</text:p>
          </table:table-cell>
        </table:table-row>
        <table:table-row table:style-name="ro1">
          <table:table-cell table:style-name="ce17" office:value-type="string">
            <text:p>insert into corresponding(enumId1, enumId2) values (</text:p>
          </table:table-cell>
          <table:table-cell table:style-name="ce3" office:value-type="float" office:value="631">
            <text:p>631</text:p>
          </table:table-cell>
          <table:table-cell table:style-name="ce17" office:value-type="string">
            <text:p>, </text:p>
          </table:table-cell>
          <table:table-cell table:style-name="ce18" office:value-type="float" office:value="512">
            <text:p>51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2">
            <text:p>632</text:p>
          </table:table-cell>
          <table:table-cell office:value-type="string">
            <text:p>, </text:p>
          </table:table-cell>
          <table:table-cell office:value-type="float" office:value="513">
            <text:p>51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3">
            <text:p>633</text:p>
          </table:table-cell>
          <table:table-cell office:value-type="string">
            <text:p>, </text:p>
          </table:table-cell>
          <table:table-cell office:value-type="float" office:value="514">
            <text:p>51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4">
            <text:p>634</text:p>
          </table:table-cell>
          <table:table-cell office:value-type="string">
            <text:p>, </text:p>
          </table:table-cell>
          <table:table-cell office:value-type="float" office:value="515">
            <text:p>51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5">
            <text:p>635</text:p>
          </table:table-cell>
          <table:table-cell office:value-type="string">
            <text:p>, </text:p>
          </table:table-cell>
          <table:table-cell office:value-type="float" office:value="516">
            <text:p>51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6">
            <text:p>636</text:p>
          </table:table-cell>
          <table:table-cell office:value-type="string">
            <text:p>, </text:p>
          </table:table-cell>
          <table:table-cell office:value-type="float" office:value="517">
            <text:p>51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7">
            <text:p>637</text:p>
          </table:table-cell>
          <table:table-cell office:value-type="string">
            <text:p>, </text:p>
          </table:table-cell>
          <table:table-cell office:value-type="float" office:value="518">
            <text:p>51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8">
            <text:p>638</text:p>
          </table:table-cell>
          <table:table-cell office:value-type="string">
            <text:p>, </text:p>
          </table:table-cell>
          <table:table-cell office:value-type="float" office:value="519">
            <text:p>51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9">
            <text:p>639</text:p>
          </table:table-cell>
          <table:table-cell office:value-type="string">
            <text:p>, </text:p>
          </table:table-cell>
          <table:table-cell office:value-type="float" office:value="520">
            <text:p>52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0">
            <text:p>640</text:p>
          </table:table-cell>
          <table:table-cell office:value-type="string">
            <text:p>, </text:p>
          </table:table-cell>
          <table:table-cell office:value-type="float" office:value="521">
            <text:p>52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1">
            <text:p>641</text:p>
          </table:table-cell>
          <table:table-cell office:value-type="string">
            <text:p>, </text:p>
          </table:table-cell>
          <table:table-cell office:value-type="float" office:value="522">
            <text:p>52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2">
            <text:p>642</text:p>
          </table:table-cell>
          <table:table-cell office:value-type="string">
            <text:p>, </text:p>
          </table:table-cell>
          <table:table-cell office:value-type="float" office:value="523">
            <text:p>52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3">
            <text:p>643</text:p>
          </table:table-cell>
          <table:table-cell office:value-type="string">
            <text:p>, </text:p>
          </table:table-cell>
          <table:table-cell office:value-type="float" office:value="524">
            <text:p>52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4">
            <text:p>644</text:p>
          </table:table-cell>
          <table:table-cell office:value-type="string">
            <text:p>, </text:p>
          </table:table-cell>
          <table:table-cell office:value-type="float" office:value="525">
            <text:p>52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5">
            <text:p>645</text:p>
          </table:table-cell>
          <table:table-cell office:value-type="string">
            <text:p>, </text:p>
          </table:table-cell>
          <table:table-cell office:value-type="float" office:value="526">
            <text:p>52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6">
            <text:p>646</text:p>
          </table:table-cell>
          <table:table-cell office:value-type="string">
            <text:p>, </text:p>
          </table:table-cell>
          <table:table-cell office:value-type="float" office:value="527">
            <text:p>52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7">
            <text:p>647</text:p>
          </table:table-cell>
          <table:table-cell office:value-type="string">
            <text:p>, </text:p>
          </table:table-cell>
          <table:table-cell office:value-type="float" office:value="528">
            <text:p>52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8">
            <text:p>648</text:p>
          </table:table-cell>
          <table:table-cell office:value-type="string">
            <text:p>, </text:p>
          </table:table-cell>
          <table:table-cell office:value-type="float" office:value="529">
            <text:p>52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9">
            <text:p>649</text:p>
          </table:table-cell>
          <table:table-cell office:value-type="string">
            <text:p>, </text:p>
          </table:table-cell>
          <table:table-cell office:value-type="float" office:value="530">
            <text:p>53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0">
            <text:p>650</text:p>
          </table:table-cell>
          <table:table-cell office:value-type="string">
            <text:p>, </text:p>
          </table:table-cell>
          <table:table-cell office:value-type="float" office:value="531">
            <text:p>53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1">
            <text:p>651</text:p>
          </table:table-cell>
          <table:table-cell office:value-type="string">
            <text:p>, </text:p>
          </table:table-cell>
          <table:table-cell office:value-type="float" office:value="532">
            <text:p>53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2">
            <text:p>652</text:p>
          </table:table-cell>
          <table:table-cell office:value-type="string">
            <text:p>, </text:p>
          </table:table-cell>
          <table:table-cell office:value-type="float" office:value="533">
            <text:p>53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3">
            <text:p>653</text:p>
          </table:table-cell>
          <table:table-cell office:value-type="string">
            <text:p>, </text:p>
          </table:table-cell>
          <table:table-cell office:value-type="float" office:value="534">
            <text:p>53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4">
            <text:p>654</text:p>
          </table:table-cell>
          <table:table-cell office:value-type="string">
            <text:p>, </text:p>
          </table:table-cell>
          <table:table-cell office:value-type="float" office:value="535">
            <text:p>53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5">
            <text:p>655</text:p>
          </table:table-cell>
          <table:table-cell office:value-type="string">
            <text:p>, </text:p>
          </table:table-cell>
          <table:table-cell office:value-type="float" office:value="536">
            <text:p>53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6">
            <text:p>656</text:p>
          </table:table-cell>
          <table:table-cell office:value-type="string">
            <text:p>, </text:p>
          </table:table-cell>
          <table:table-cell office:value-type="float" office:value="537">
            <text:p>53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7">
            <text:p>657</text:p>
          </table:table-cell>
          <table:table-cell office:value-type="string">
            <text:p>, </text:p>
          </table:table-cell>
          <table:table-cell office:value-type="float" office:value="538">
            <text:p>53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8">
            <text:p>658</text:p>
          </table:table-cell>
          <table:table-cell office:value-type="string">
            <text:p>, </text:p>
          </table:table-cell>
          <table:table-cell office:value-type="float" office:value="539">
            <text:p>53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9">
            <text:p>659</text:p>
          </table:table-cell>
          <table:table-cell office:value-type="string">
            <text:p>, </text:p>
          </table:table-cell>
          <table:table-cell office:value-type="float" office:value="540">
            <text:p>54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0">
            <text:p>660</text:p>
          </table:table-cell>
          <table:table-cell office:value-type="string">
            <text:p>, </text:p>
          </table:table-cell>
          <table:table-cell office:value-type="float" office:value="541">
            <text:p>54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1">
            <text:p>661</text:p>
          </table:table-cell>
          <table:table-cell office:value-type="string">
            <text:p>, </text:p>
          </table:table-cell>
          <table:table-cell office:value-type="float" office:value="542">
            <text:p>54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2">
            <text:p>662</text:p>
          </table:table-cell>
          <table:table-cell office:value-type="string">
            <text:p>, </text:p>
          </table:table-cell>
          <table:table-cell office:value-type="float" office:value="543">
            <text:p>54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3">
            <text:p>663</text:p>
          </table:table-cell>
          <table:table-cell office:value-type="string">
            <text:p>, </text:p>
          </table:table-cell>
          <table:table-cell office:value-type="float" office:value="544">
            <text:p>54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4">
            <text:p>664</text:p>
          </table:table-cell>
          <table:table-cell office:value-type="string">
            <text:p>, </text:p>
          </table:table-cell>
          <table:table-cell office:value-type="float" office:value="545">
            <text:p>54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5">
            <text:p>665</text:p>
          </table:table-cell>
          <table:table-cell office:value-type="string">
            <text:p>, </text:p>
          </table:table-cell>
          <table:table-cell office:value-type="float" office:value="546">
            <text:p>54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6">
            <text:p>666</text:p>
          </table:table-cell>
          <table:table-cell office:value-type="string">
            <text:p>, </text:p>
          </table:table-cell>
          <table:table-cell office:value-type="float" office:value="547">
            <text:p>54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7">
            <text:p>667</text:p>
          </table:table-cell>
          <table:table-cell office:value-type="string">
            <text:p>, </text:p>
          </table:table-cell>
          <table:table-cell office:value-type="float" office:value="548">
            <text:p>54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8">
            <text:p>668</text:p>
          </table:table-cell>
          <table:table-cell office:value-type="string">
            <text:p>, </text:p>
          </table:table-cell>
          <table:table-cell office:value-type="float" office:value="549">
            <text:p>54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9">
            <text:p>669</text:p>
          </table:table-cell>
          <table:table-cell office:value-type="string">
            <text:p>, </text:p>
          </table:table-cell>
          <table:table-cell office:value-type="float" office:value="550">
            <text:p>55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0">
            <text:p>670</text:p>
          </table:table-cell>
          <table:table-cell office:value-type="string">
            <text:p>, </text:p>
          </table:table-cell>
          <table:table-cell office:value-type="float" office:value="551">
            <text:p>55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1">
            <text:p>671</text:p>
          </table:table-cell>
          <table:table-cell office:value-type="string">
            <text:p>, </text:p>
          </table:table-cell>
          <table:table-cell office:value-type="float" office:value="552">
            <text:p>55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2">
            <text:p>672</text:p>
          </table:table-cell>
          <table:table-cell office:value-type="string">
            <text:p>, </text:p>
          </table:table-cell>
          <table:table-cell office:value-type="float" office:value="553">
            <text:p>55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3">
            <text:p>673</text:p>
          </table:table-cell>
          <table:table-cell office:value-type="string">
            <text:p>, </text:p>
          </table:table-cell>
          <table:table-cell office:value-type="float" office:value="554">
            <text:p>55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4">
            <text:p>674</text:p>
          </table:table-cell>
          <table:table-cell office:value-type="string">
            <text:p>, </text:p>
          </table:table-cell>
          <table:table-cell office:value-type="float" office:value="555">
            <text:p>55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5">
            <text:p>675</text:p>
          </table:table-cell>
          <table:table-cell office:value-type="string">
            <text:p>, </text:p>
          </table:table-cell>
          <table:table-cell office:value-type="float" office:value="556">
            <text:p>55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6">
            <text:p>676</text:p>
          </table:table-cell>
          <table:table-cell office:value-type="string">
            <text:p>, </text:p>
          </table:table-cell>
          <table:table-cell office:value-type="float" office:value="557">
            <text:p>55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7">
            <text:p>677</text:p>
          </table:table-cell>
          <table:table-cell office:value-type="string">
            <text:p>, </text:p>
          </table:table-cell>
          <table:table-cell office:value-type="float" office:value="558">
            <text:p>55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8">
            <text:p>678</text:p>
          </table:table-cell>
          <table:table-cell office:value-type="string">
            <text:p>, </text:p>
          </table:table-cell>
          <table:table-cell office:value-type="float" office:value="559">
            <text:p>55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9">
            <text:p>679</text:p>
          </table:table-cell>
          <table:table-cell office:value-type="string">
            <text:p>, </text:p>
          </table:table-cell>
          <table:table-cell office:value-type="float" office:value="560">
            <text:p>56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0">
            <text:p>680</text:p>
          </table:table-cell>
          <table:table-cell office:value-type="string">
            <text:p>, </text:p>
          </table:table-cell>
          <table:table-cell office:value-type="float" office:value="561">
            <text:p>56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1">
            <text:p>681</text:p>
          </table:table-cell>
          <table:table-cell office:value-type="string">
            <text:p>, </text:p>
          </table:table-cell>
          <table:table-cell office:value-type="float" office:value="562">
            <text:p>56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2">
            <text:p>682</text:p>
          </table:table-cell>
          <table:table-cell office:value-type="string">
            <text:p>, </text:p>
          </table:table-cell>
          <table:table-cell office:value-type="float" office:value="563">
            <text:p>56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3">
            <text:p>683</text:p>
          </table:table-cell>
          <table:table-cell office:value-type="string">
            <text:p>, </text:p>
          </table:table-cell>
          <table:table-cell office:value-type="float" office:value="564">
            <text:p>56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4">
            <text:p>684</text:p>
          </table:table-cell>
          <table:table-cell office:value-type="string">
            <text:p>, </text:p>
          </table:table-cell>
          <table:table-cell office:value-type="float" office:value="565">
            <text:p>56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5">
            <text:p>685</text:p>
          </table:table-cell>
          <table:table-cell office:value-type="string">
            <text:p>, </text:p>
          </table:table-cell>
          <table:table-cell office:value-type="float" office:value="566">
            <text:p>56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6">
            <text:p>686</text:p>
          </table:table-cell>
          <table:table-cell office:value-type="string">
            <text:p>, </text:p>
          </table:table-cell>
          <table:table-cell office:value-type="float" office:value="567">
            <text:p>56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7">
            <text:p>687</text:p>
          </table:table-cell>
          <table:table-cell office:value-type="string">
            <text:p>, </text:p>
          </table:table-cell>
          <table:table-cell office:value-type="float" office:value="568">
            <text:p>56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8">
            <text:p>688</text:p>
          </table:table-cell>
          <table:table-cell office:value-type="string">
            <text:p>, </text:p>
          </table:table-cell>
          <table:table-cell office:value-type="float" office:value="569">
            <text:p>56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9">
            <text:p>689</text:p>
          </table:table-cell>
          <table:table-cell office:value-type="string">
            <text:p>, </text:p>
          </table:table-cell>
          <table:table-cell office:value-type="float" office:value="570">
            <text:p>57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90">
            <text:p>690</text:p>
          </table:table-cell>
          <table:table-cell office:value-type="string">
            <text:p>, </text:p>
          </table:table-cell>
          <table:table-cell office:value-type="float" office:value="571">
            <text:p>57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91">
            <text:p>691</text:p>
          </table:table-cell>
          <table:table-cell office:value-type="string">
            <text:p>, </text:p>
          </table:table-cell>
          <table:table-cell office:value-type="float" office:value="572">
            <text:p>57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92">
            <text:p>692</text:p>
          </table:table-cell>
          <table:table-cell office:value-type="string">
            <text:p>, </text:p>
          </table:table-cell>
          <table:table-cell office:value-type="float" office:value="573">
            <text:p>57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93">
            <text:p>693</text:p>
          </table:table-cell>
          <table:table-cell office:value-type="string">
            <text:p>, </text:p>
          </table:table-cell>
          <table:table-cell office:value-type="float" office:value="574">
            <text:p>57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94">
            <text:p>694</text:p>
          </table:table-cell>
          <table:table-cell office:value-type="string">
            <text:p>, </text:p>
          </table:table-cell>
          <table:table-cell office:value-type="float" office:value="575">
            <text:p>57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95">
            <text:p>695</text:p>
          </table:table-cell>
          <table:table-cell office:value-type="string">
            <text:p>, </text:p>
          </table:table-cell>
          <table:table-cell office:value-type="float" office:value="576">
            <text:p>57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696">
            <text:p>696</text:p>
          </table:table-cell>
          <table:table-cell office:value-type="string">
            <text:p>, </text:p>
          </table:table-cell>
          <table:table-cell office:value-type="float" office:value="516">
            <text:p>51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697">
            <text:p>697</text:p>
          </table:table-cell>
          <table:table-cell office:value-type="string">
            <text:p>, </text:p>
          </table:table-cell>
          <table:table-cell office:value-type="float" office:value="520">
            <text:p>52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698">
            <text:p>698</text:p>
          </table:table-cell>
          <table:table-cell office:value-type="string">
            <text:p>, </text:p>
          </table:table-cell>
          <table:table-cell office:value-type="float" office:value="522">
            <text:p>52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699">
            <text:p>699</text:p>
          </table:table-cell>
          <table:table-cell office:value-type="string">
            <text:p>, </text:p>
          </table:table-cell>
          <table:table-cell office:value-type="float" office:value="524">
            <text:p>52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0">
            <text:p>700</text:p>
          </table:table-cell>
          <table:table-cell office:value-type="string">
            <text:p>, </text:p>
          </table:table-cell>
          <table:table-cell office:value-type="float" office:value="525">
            <text:p>52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1">
            <text:p>701</text:p>
          </table:table-cell>
          <table:table-cell office:value-type="string">
            <text:p>, </text:p>
          </table:table-cell>
          <table:table-cell office:value-type="float" office:value="527">
            <text:p>52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2">
            <text:p>702</text:p>
          </table:table-cell>
          <table:table-cell office:value-type="string">
            <text:p>, </text:p>
          </table:table-cell>
          <table:table-cell office:value-type="float" office:value="528">
            <text:p>52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3">
            <text:p>703</text:p>
          </table:table-cell>
          <table:table-cell office:value-type="string">
            <text:p>, </text:p>
          </table:table-cell>
          <table:table-cell office:value-type="float" office:value="530">
            <text:p>53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4">
            <text:p>704</text:p>
          </table:table-cell>
          <table:table-cell office:value-type="string">
            <text:p>, </text:p>
          </table:table-cell>
          <table:table-cell office:value-type="float" office:value="532">
            <text:p>53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5">
            <text:p>705</text:p>
          </table:table-cell>
          <table:table-cell office:value-type="string">
            <text:p>, </text:p>
          </table:table-cell>
          <table:table-cell office:value-type="float" office:value="534">
            <text:p>53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6">
            <text:p>706</text:p>
          </table:table-cell>
          <table:table-cell office:value-type="string">
            <text:p>, </text:p>
          </table:table-cell>
          <table:table-cell office:value-type="float" office:value="536">
            <text:p>53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7">
            <text:p>707</text:p>
          </table:table-cell>
          <table:table-cell office:value-type="string">
            <text:p>, </text:p>
          </table:table-cell>
          <table:table-cell office:value-type="float" office:value="537">
            <text:p>53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8">
            <text:p>708</text:p>
          </table:table-cell>
          <table:table-cell office:value-type="string">
            <text:p>, </text:p>
          </table:table-cell>
          <table:table-cell office:value-type="float" office:value="538">
            <text:p>53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9">
            <text:p>709</text:p>
          </table:table-cell>
          <table:table-cell office:value-type="string">
            <text:p>, </text:p>
          </table:table-cell>
          <table:table-cell office:value-type="float" office:value="540">
            <text:p>54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0">
            <text:p>710</text:p>
          </table:table-cell>
          <table:table-cell office:value-type="string">
            <text:p>, </text:p>
          </table:table-cell>
          <table:table-cell office:value-type="float" office:value="542">
            <text:p>54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1">
            <text:p>711</text:p>
          </table:table-cell>
          <table:table-cell office:value-type="string">
            <text:p>, </text:p>
          </table:table-cell>
          <table:table-cell office:value-type="float" office:value="544">
            <text:p>54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2">
            <text:p>712</text:p>
          </table:table-cell>
          <table:table-cell office:value-type="string">
            <text:p>, </text:p>
          </table:table-cell>
          <table:table-cell office:value-type="float" office:value="546">
            <text:p>54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3">
            <text:p>713</text:p>
          </table:table-cell>
          <table:table-cell office:value-type="string">
            <text:p>, </text:p>
          </table:table-cell>
          <table:table-cell office:value-type="float" office:value="548">
            <text:p>54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4">
            <text:p>714</text:p>
          </table:table-cell>
          <table:table-cell office:value-type="string">
            <text:p>, </text:p>
          </table:table-cell>
          <table:table-cell office:value-type="float" office:value="550">
            <text:p>55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5">
            <text:p>715</text:p>
          </table:table-cell>
          <table:table-cell office:value-type="string">
            <text:p>, </text:p>
          </table:table-cell>
          <table:table-cell office:value-type="float" office:value="552">
            <text:p>55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6">
            <text:p>716</text:p>
          </table:table-cell>
          <table:table-cell office:value-type="string">
            <text:p>, </text:p>
          </table:table-cell>
          <table:table-cell office:value-type="float" office:value="553">
            <text:p>55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7">
            <text:p>717</text:p>
          </table:table-cell>
          <table:table-cell office:value-type="string">
            <text:p>, </text:p>
          </table:table-cell>
          <table:table-cell office:value-type="float" office:value="554">
            <text:p>55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8">
            <text:p>718</text:p>
          </table:table-cell>
          <table:table-cell office:value-type="string">
            <text:p>, </text:p>
          </table:table-cell>
          <table:table-cell office:value-type="float" office:value="556">
            <text:p>55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9">
            <text:p>719</text:p>
          </table:table-cell>
          <table:table-cell office:value-type="string">
            <text:p>, </text:p>
          </table:table-cell>
          <table:table-cell office:value-type="float" office:value="558">
            <text:p>55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20">
            <text:p>720</text:p>
          </table:table-cell>
          <table:table-cell office:value-type="string">
            <text:p>, </text:p>
          </table:table-cell>
          <table:table-cell office:value-type="float" office:value="560">
            <text:p>56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21">
            <text:p>721</text:p>
          </table:table-cell>
          <table:table-cell office:value-type="string">
            <text:p>, </text:p>
          </table:table-cell>
          <table:table-cell office:value-type="float" office:value="562">
            <text:p>56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22">
            <text:p>722</text:p>
          </table:table-cell>
          <table:table-cell office:value-type="string">
            <text:p>, </text:p>
          </table:table-cell>
          <table:table-cell office:value-type="float" office:value="564">
            <text:p>56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23">
            <text:p>723</text:p>
          </table:table-cell>
          <table:table-cell office:value-type="string">
            <text:p>, </text:p>
          </table:table-cell>
          <table:table-cell office:value-type="float" office:value="518">
            <text:p>51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24">
            <text:p>724</text:p>
          </table:table-cell>
          <table:table-cell office:value-type="string">
            <text:p>, </text:p>
          </table:table-cell>
          <table:table-cell office:value-type="float" office:value="519">
            <text:p>51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25">
            <text:p>725</text:p>
          </table:table-cell>
          <table:table-cell office:value-type="string">
            <text:p>, </text:p>
          </table:table-cell>
          <table:table-cell office:value-type="float" office:value="520">
            <text:p>52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26">
            <text:p>726</text:p>
          </table:table-cell>
          <table:table-cell office:value-type="string">
            <text:p>, </text:p>
          </table:table-cell>
          <table:table-cell office:value-type="float" office:value="521">
            <text:p>52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27">
            <text:p>727</text:p>
          </table:table-cell>
          <table:table-cell office:value-type="string">
            <text:p>, </text:p>
          </table:table-cell>
          <table:table-cell office:value-type="float" office:value="522">
            <text:p>52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28">
            <text:p>728</text:p>
          </table:table-cell>
          <table:table-cell office:value-type="string">
            <text:p>, </text:p>
          </table:table-cell>
          <table:table-cell office:value-type="float" office:value="523">
            <text:p>52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29">
            <text:p>729</text:p>
          </table:table-cell>
          <table:table-cell office:value-type="string">
            <text:p>, </text:p>
          </table:table-cell>
          <table:table-cell office:value-type="float" office:value="524">
            <text:p>52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0">
            <text:p>730</text:p>
          </table:table-cell>
          <table:table-cell office:value-type="string">
            <text:p>, </text:p>
          </table:table-cell>
          <table:table-cell office:value-type="float" office:value="525">
            <text:p>52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1">
            <text:p>731</text:p>
          </table:table-cell>
          <table:table-cell office:value-type="string">
            <text:p>, </text:p>
          </table:table-cell>
          <table:table-cell office:value-type="float" office:value="526">
            <text:p>52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2">
            <text:p>732</text:p>
          </table:table-cell>
          <table:table-cell office:value-type="string">
            <text:p>, </text:p>
          </table:table-cell>
          <table:table-cell office:value-type="float" office:value="527">
            <text:p>52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3">
            <text:p>733</text:p>
          </table:table-cell>
          <table:table-cell office:value-type="string">
            <text:p>, </text:p>
          </table:table-cell>
          <table:table-cell office:value-type="float" office:value="528">
            <text:p>52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4">
            <text:p>734</text:p>
          </table:table-cell>
          <table:table-cell office:value-type="string">
            <text:p>, </text:p>
          </table:table-cell>
          <table:table-cell office:value-type="float" office:value="529">
            <text:p>52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5">
            <text:p>735</text:p>
          </table:table-cell>
          <table:table-cell office:value-type="string">
            <text:p>, </text:p>
          </table:table-cell>
          <table:table-cell office:value-type="float" office:value="530">
            <text:p>53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6">
            <text:p>736</text:p>
          </table:table-cell>
          <table:table-cell office:value-type="string">
            <text:p>, </text:p>
          </table:table-cell>
          <table:table-cell office:value-type="float" office:value="531">
            <text:p>53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7">
            <text:p>737</text:p>
          </table:table-cell>
          <table:table-cell office:value-type="string">
            <text:p>, </text:p>
          </table:table-cell>
          <table:table-cell office:value-type="float" office:value="532">
            <text:p>53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8">
            <text:p>738</text:p>
          </table:table-cell>
          <table:table-cell office:value-type="string">
            <text:p>, </text:p>
          </table:table-cell>
          <table:table-cell office:value-type="float" office:value="533">
            <text:p>53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9">
            <text:p>739</text:p>
          </table:table-cell>
          <table:table-cell office:value-type="string">
            <text:p>, </text:p>
          </table:table-cell>
          <table:table-cell office:value-type="float" office:value="534">
            <text:p>53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0">
            <text:p>740</text:p>
          </table:table-cell>
          <table:table-cell office:value-type="string">
            <text:p>, </text:p>
          </table:table-cell>
          <table:table-cell office:value-type="float" office:value="535">
            <text:p>53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1">
            <text:p>741</text:p>
          </table:table-cell>
          <table:table-cell office:value-type="string">
            <text:p>, </text:p>
          </table:table-cell>
          <table:table-cell office:value-type="float" office:value="536">
            <text:p>53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2">
            <text:p>742</text:p>
          </table:table-cell>
          <table:table-cell office:value-type="string">
            <text:p>, </text:p>
          </table:table-cell>
          <table:table-cell office:value-type="float" office:value="537">
            <text:p>53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3">
            <text:p>743</text:p>
          </table:table-cell>
          <table:table-cell office:value-type="string">
            <text:p>, </text:p>
          </table:table-cell>
          <table:table-cell office:value-type="float" office:value="538">
            <text:p>53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4">
            <text:p>744</text:p>
          </table:table-cell>
          <table:table-cell office:value-type="string">
            <text:p>, </text:p>
          </table:table-cell>
          <table:table-cell office:value-type="float" office:value="539">
            <text:p>53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5">
            <text:p>745</text:p>
          </table:table-cell>
          <table:table-cell office:value-type="string">
            <text:p>, </text:p>
          </table:table-cell>
          <table:table-cell office:value-type="float" office:value="540">
            <text:p>54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6">
            <text:p>746</text:p>
          </table:table-cell>
          <table:table-cell office:value-type="string">
            <text:p>, </text:p>
          </table:table-cell>
          <table:table-cell office:value-type="float" office:value="541">
            <text:p>54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7">
            <text:p>747</text:p>
          </table:table-cell>
          <table:table-cell office:value-type="string">
            <text:p>, </text:p>
          </table:table-cell>
          <table:table-cell office:value-type="float" office:value="542">
            <text:p>54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8">
            <text:p>748</text:p>
          </table:table-cell>
          <table:table-cell office:value-type="string">
            <text:p>, </text:p>
          </table:table-cell>
          <table:table-cell office:value-type="float" office:value="543">
            <text:p>54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9">
            <text:p>749</text:p>
          </table:table-cell>
          <table:table-cell office:value-type="string">
            <text:p>, </text:p>
          </table:table-cell>
          <table:table-cell office:value-type="float" office:value="544">
            <text:p>54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0">
            <text:p>750</text:p>
          </table:table-cell>
          <table:table-cell office:value-type="string">
            <text:p>, </text:p>
          </table:table-cell>
          <table:table-cell office:value-type="float" office:value="545">
            <text:p>54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1">
            <text:p>751</text:p>
          </table:table-cell>
          <table:table-cell office:value-type="string">
            <text:p>, </text:p>
          </table:table-cell>
          <table:table-cell office:value-type="float" office:value="546">
            <text:p>54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2">
            <text:p>752</text:p>
          </table:table-cell>
          <table:table-cell office:value-type="string">
            <text:p>, </text:p>
          </table:table-cell>
          <table:table-cell office:value-type="float" office:value="547">
            <text:p>54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3">
            <text:p>753</text:p>
          </table:table-cell>
          <table:table-cell office:value-type="string">
            <text:p>, </text:p>
          </table:table-cell>
          <table:table-cell office:value-type="float" office:value="548">
            <text:p>54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4">
            <text:p>754</text:p>
          </table:table-cell>
          <table:table-cell office:value-type="string">
            <text:p>, </text:p>
          </table:table-cell>
          <table:table-cell office:value-type="float" office:value="549">
            <text:p>54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5">
            <text:p>755</text:p>
          </table:table-cell>
          <table:table-cell office:value-type="string">
            <text:p>, </text:p>
          </table:table-cell>
          <table:table-cell office:value-type="float" office:value="550">
            <text:p>55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6">
            <text:p>756</text:p>
          </table:table-cell>
          <table:table-cell office:value-type="string">
            <text:p>, </text:p>
          </table:table-cell>
          <table:table-cell office:value-type="float" office:value="551">
            <text:p>55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7">
            <text:p>757</text:p>
          </table:table-cell>
          <table:table-cell office:value-type="string">
            <text:p>, </text:p>
          </table:table-cell>
          <table:table-cell office:value-type="float" office:value="552">
            <text:p>55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8">
            <text:p>758</text:p>
          </table:table-cell>
          <table:table-cell office:value-type="string">
            <text:p>, </text:p>
          </table:table-cell>
          <table:table-cell office:value-type="float" office:value="553">
            <text:p>55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9">
            <text:p>759</text:p>
          </table:table-cell>
          <table:table-cell office:value-type="string">
            <text:p>, </text:p>
          </table:table-cell>
          <table:table-cell office:value-type="float" office:value="554">
            <text:p>55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0">
            <text:p>760</text:p>
          </table:table-cell>
          <table:table-cell office:value-type="string">
            <text:p>, </text:p>
          </table:table-cell>
          <table:table-cell office:value-type="float" office:value="555">
            <text:p>55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1">
            <text:p>761</text:p>
          </table:table-cell>
          <table:table-cell office:value-type="string">
            <text:p>, </text:p>
          </table:table-cell>
          <table:table-cell office:value-type="float" office:value="556">
            <text:p>55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2">
            <text:p>762</text:p>
          </table:table-cell>
          <table:table-cell office:value-type="string">
            <text:p>, </text:p>
          </table:table-cell>
          <table:table-cell office:value-type="float" office:value="557">
            <text:p>55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3">
            <text:p>763</text:p>
          </table:table-cell>
          <table:table-cell office:value-type="string">
            <text:p>, </text:p>
          </table:table-cell>
          <table:table-cell office:value-type="float" office:value="558">
            <text:p>55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4">
            <text:p>764</text:p>
          </table:table-cell>
          <table:table-cell office:value-type="string">
            <text:p>, </text:p>
          </table:table-cell>
          <table:table-cell office:value-type="float" office:value="559">
            <text:p>55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5">
            <text:p>765</text:p>
          </table:table-cell>
          <table:table-cell office:value-type="string">
            <text:p>, </text:p>
          </table:table-cell>
          <table:table-cell office:value-type="float" office:value="560">
            <text:p>56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6">
            <text:p>766</text:p>
          </table:table-cell>
          <table:table-cell office:value-type="string">
            <text:p>, </text:p>
          </table:table-cell>
          <table:table-cell office:value-type="float" office:value="561">
            <text:p>56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7">
            <text:p>767</text:p>
          </table:table-cell>
          <table:table-cell office:value-type="string">
            <text:p>, </text:p>
          </table:table-cell>
          <table:table-cell office:value-type="float" office:value="562">
            <text:p>56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8">
            <text:p>768</text:p>
          </table:table-cell>
          <table:table-cell office:value-type="string">
            <text:p>, </text:p>
          </table:table-cell>
          <table:table-cell office:value-type="float" office:value="563">
            <text:p>56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9">
            <text:p>769</text:p>
          </table:table-cell>
          <table:table-cell office:value-type="string">
            <text:p>, </text:p>
          </table:table-cell>
          <table:table-cell office:value-type="float" office:value="564">
            <text:p>56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0">
            <text:p>770</text:p>
          </table:table-cell>
          <table:table-cell office:value-type="string">
            <text:p>, </text:p>
          </table:table-cell>
          <table:table-cell office:value-type="float" office:value="565">
            <text:p>56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1">
            <text:p>771</text:p>
          </table:table-cell>
          <table:table-cell office:value-type="string">
            <text:p>, </text:p>
          </table:table-cell>
          <table:table-cell office:value-type="float" office:value="566">
            <text:p>56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2">
            <text:p>772</text:p>
          </table:table-cell>
          <table:table-cell office:value-type="string">
            <text:p>, </text:p>
          </table:table-cell>
          <table:table-cell office:value-type="float" office:value="567">
            <text:p>56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3">
            <text:p>773</text:p>
          </table:table-cell>
          <table:table-cell office:value-type="string">
            <text:p>, </text:p>
          </table:table-cell>
          <table:table-cell office:value-type="float" office:value="568">
            <text:p>56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4">
            <text:p>774</text:p>
          </table:table-cell>
          <table:table-cell office:value-type="string">
            <text:p>, </text:p>
          </table:table-cell>
          <table:table-cell office:value-type="float" office:value="569">
            <text:p>56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5">
            <text:p>775</text:p>
          </table:table-cell>
          <table:table-cell office:value-type="string">
            <text:p>, </text:p>
          </table:table-cell>
          <table:table-cell office:value-type="float" office:value="570">
            <text:p>57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6">
            <text:p>776</text:p>
          </table:table-cell>
          <table:table-cell office:value-type="string">
            <text:p>, </text:p>
          </table:table-cell>
          <table:table-cell office:value-type="float" office:value="571">
            <text:p>57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7">
            <text:p>777</text:p>
          </table:table-cell>
          <table:table-cell office:value-type="string">
            <text:p>, </text:p>
          </table:table-cell>
          <table:table-cell office:value-type="float" office:value="572">
            <text:p>57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8">
            <text:p>778</text:p>
          </table:table-cell>
          <table:table-cell office:value-type="string">
            <text:p>, </text:p>
          </table:table-cell>
          <table:table-cell office:value-type="float" office:value="573">
            <text:p>57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9">
            <text:p>779</text:p>
          </table:table-cell>
          <table:table-cell office:value-type="string">
            <text:p>, </text:p>
          </table:table-cell>
          <table:table-cell office:value-type="float" office:value="574">
            <text:p>57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80">
            <text:p>780</text:p>
          </table:table-cell>
          <table:table-cell office:value-type="string">
            <text:p>, </text:p>
          </table:table-cell>
          <table:table-cell office:value-type="float" office:value="575">
            <text:p>57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81">
            <text:p>781</text:p>
          </table:table-cell>
          <table:table-cell office:value-type="string">
            <text:p>, </text:p>
          </table:table-cell>
          <table:table-cell office:value-type="float" office:value="576">
            <text:p>576</text:p>
          </table:table-cell>
          <table:table-cell office:value-type="string">
            <text:p>);</text:p>
          </table:table-cell>
        </table:table-row>
        <table:table-row table:style-name="ro1">
          <table:table-cell table:style-name="ce17" office:value-type="string">
            <text:p>insert into corresponding(enumId1, enumId2) values (</text:p>
          </table:table-cell>
          <table:table-cell table:style-name="ce1" office:value-type="float" office:value="782">
            <text:p>782</text:p>
          </table:table-cell>
          <table:table-cell office:value-type="string">
            <text:p>, </text:p>
          </table:table-cell>
          <table:table-cell table:style-name="ce18" office:value-type="float" office:value="512">
            <text:p>51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83">
            <text:p>783</text:p>
          </table:table-cell>
          <table:table-cell office:value-type="string">
            <text:p>, </text:p>
          </table:table-cell>
          <table:table-cell office:value-type="float" office:value="513">
            <text:p>51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84">
            <text:p>784</text:p>
          </table:table-cell>
          <table:table-cell office:value-type="string">
            <text:p>, </text:p>
          </table:table-cell>
          <table:table-cell office:value-type="float" office:value="514">
            <text:p>51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85">
            <text:p>785</text:p>
          </table:table-cell>
          <table:table-cell office:value-type="string">
            <text:p>, </text:p>
          </table:table-cell>
          <table:table-cell office:value-type="float" office:value="515">
            <text:p>51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86">
            <text:p>786</text:p>
          </table:table-cell>
          <table:table-cell office:value-type="string">
            <text:p>, </text:p>
          </table:table-cell>
          <table:table-cell office:value-type="float" office:value="516">
            <text:p>51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87">
            <text:p>787</text:p>
          </table:table-cell>
          <table:table-cell office:value-type="string">
            <text:p>, </text:p>
          </table:table-cell>
          <table:table-cell office:value-type="float" office:value="517">
            <text:p>51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88">
            <text:p>788</text:p>
          </table:table-cell>
          <table:table-cell office:value-type="string">
            <text:p>, </text:p>
          </table:table-cell>
          <table:table-cell office:value-type="float" office:value="518">
            <text:p>51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89">
            <text:p>789</text:p>
          </table:table-cell>
          <table:table-cell office:value-type="string">
            <text:p>, </text:p>
          </table:table-cell>
          <table:table-cell office:value-type="float" office:value="519">
            <text:p>51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0">
            <text:p>790</text:p>
          </table:table-cell>
          <table:table-cell office:value-type="string">
            <text:p>, </text:p>
          </table:table-cell>
          <table:table-cell office:value-type="float" office:value="520">
            <text:p>52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1">
            <text:p>791</text:p>
          </table:table-cell>
          <table:table-cell office:value-type="string">
            <text:p>, </text:p>
          </table:table-cell>
          <table:table-cell office:value-type="float" office:value="521">
            <text:p>52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2">
            <text:p>792</text:p>
          </table:table-cell>
          <table:table-cell office:value-type="string">
            <text:p>, </text:p>
          </table:table-cell>
          <table:table-cell office:value-type="float" office:value="522">
            <text:p>52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3">
            <text:p>793</text:p>
          </table:table-cell>
          <table:table-cell office:value-type="string">
            <text:p>, </text:p>
          </table:table-cell>
          <table:table-cell office:value-type="float" office:value="523">
            <text:p>52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4">
            <text:p>794</text:p>
          </table:table-cell>
          <table:table-cell office:value-type="string">
            <text:p>, </text:p>
          </table:table-cell>
          <table:table-cell office:value-type="float" office:value="524">
            <text:p>52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5">
            <text:p>795</text:p>
          </table:table-cell>
          <table:table-cell office:value-type="string">
            <text:p>, </text:p>
          </table:table-cell>
          <table:table-cell office:value-type="float" office:value="525">
            <text:p>52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6">
            <text:p>796</text:p>
          </table:table-cell>
          <table:table-cell office:value-type="string">
            <text:p>, </text:p>
          </table:table-cell>
          <table:table-cell office:value-type="float" office:value="526">
            <text:p>52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7">
            <text:p>797</text:p>
          </table:table-cell>
          <table:table-cell office:value-type="string">
            <text:p>, </text:p>
          </table:table-cell>
          <table:table-cell office:value-type="float" office:value="527">
            <text:p>52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8">
            <text:p>798</text:p>
          </table:table-cell>
          <table:table-cell office:value-type="string">
            <text:p>, </text:p>
          </table:table-cell>
          <table:table-cell office:value-type="float" office:value="528">
            <text:p>52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9">
            <text:p>799</text:p>
          </table:table-cell>
          <table:table-cell office:value-type="string">
            <text:p>, </text:p>
          </table:table-cell>
          <table:table-cell office:value-type="float" office:value="529">
            <text:p>52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0">
            <text:p>800</text:p>
          </table:table-cell>
          <table:table-cell office:value-type="string">
            <text:p>, </text:p>
          </table:table-cell>
          <table:table-cell office:value-type="float" office:value="530">
            <text:p>53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1">
            <text:p>801</text:p>
          </table:table-cell>
          <table:table-cell office:value-type="string">
            <text:p>, </text:p>
          </table:table-cell>
          <table:table-cell office:value-type="float" office:value="531">
            <text:p>53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2">
            <text:p>802</text:p>
          </table:table-cell>
          <table:table-cell office:value-type="string">
            <text:p>, </text:p>
          </table:table-cell>
          <table:table-cell office:value-type="float" office:value="532">
            <text:p>53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3">
            <text:p>803</text:p>
          </table:table-cell>
          <table:table-cell office:value-type="string">
            <text:p>, </text:p>
          </table:table-cell>
          <table:table-cell office:value-type="float" office:value="533">
            <text:p>53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4">
            <text:p>804</text:p>
          </table:table-cell>
          <table:table-cell office:value-type="string">
            <text:p>, </text:p>
          </table:table-cell>
          <table:table-cell office:value-type="float" office:value="534">
            <text:p>53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5">
            <text:p>805</text:p>
          </table:table-cell>
          <table:table-cell office:value-type="string">
            <text:p>, </text:p>
          </table:table-cell>
          <table:table-cell office:value-type="float" office:value="535">
            <text:p>53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6">
            <text:p>806</text:p>
          </table:table-cell>
          <table:table-cell office:value-type="string">
            <text:p>, </text:p>
          </table:table-cell>
          <table:table-cell office:value-type="float" office:value="536">
            <text:p>53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7">
            <text:p>807</text:p>
          </table:table-cell>
          <table:table-cell office:value-type="string">
            <text:p>, </text:p>
          </table:table-cell>
          <table:table-cell office:value-type="float" office:value="537">
            <text:p>53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8">
            <text:p>808</text:p>
          </table:table-cell>
          <table:table-cell office:value-type="string">
            <text:p>, </text:p>
          </table:table-cell>
          <table:table-cell office:value-type="float" office:value="538">
            <text:p>53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9">
            <text:p>809</text:p>
          </table:table-cell>
          <table:table-cell office:value-type="string">
            <text:p>, </text:p>
          </table:table-cell>
          <table:table-cell office:value-type="float" office:value="539">
            <text:p>53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0">
            <text:p>810</text:p>
          </table:table-cell>
          <table:table-cell office:value-type="string">
            <text:p>, </text:p>
          </table:table-cell>
          <table:table-cell office:value-type="float" office:value="540">
            <text:p>54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1">
            <text:p>811</text:p>
          </table:table-cell>
          <table:table-cell office:value-type="string">
            <text:p>, </text:p>
          </table:table-cell>
          <table:table-cell office:value-type="float" office:value="541">
            <text:p>54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2">
            <text:p>812</text:p>
          </table:table-cell>
          <table:table-cell office:value-type="string">
            <text:p>, </text:p>
          </table:table-cell>
          <table:table-cell office:value-type="float" office:value="542">
            <text:p>54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3">
            <text:p>813</text:p>
          </table:table-cell>
          <table:table-cell office:value-type="string">
            <text:p>, </text:p>
          </table:table-cell>
          <table:table-cell office:value-type="float" office:value="543">
            <text:p>54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4">
            <text:p>814</text:p>
          </table:table-cell>
          <table:table-cell office:value-type="string">
            <text:p>, </text:p>
          </table:table-cell>
          <table:table-cell office:value-type="float" office:value="544">
            <text:p>54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5">
            <text:p>815</text:p>
          </table:table-cell>
          <table:table-cell office:value-type="string">
            <text:p>, </text:p>
          </table:table-cell>
          <table:table-cell office:value-type="float" office:value="545">
            <text:p>54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6">
            <text:p>816</text:p>
          </table:table-cell>
          <table:table-cell office:value-type="string">
            <text:p>, </text:p>
          </table:table-cell>
          <table:table-cell office:value-type="float" office:value="546">
            <text:p>54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7">
            <text:p>817</text:p>
          </table:table-cell>
          <table:table-cell office:value-type="string">
            <text:p>, </text:p>
          </table:table-cell>
          <table:table-cell office:value-type="float" office:value="547">
            <text:p>54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8">
            <text:p>818</text:p>
          </table:table-cell>
          <table:table-cell office:value-type="string">
            <text:p>, </text:p>
          </table:table-cell>
          <table:table-cell office:value-type="float" office:value="548">
            <text:p>54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9">
            <text:p>819</text:p>
          </table:table-cell>
          <table:table-cell office:value-type="string">
            <text:p>, </text:p>
          </table:table-cell>
          <table:table-cell office:value-type="float" office:value="549">
            <text:p>54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0">
            <text:p>820</text:p>
          </table:table-cell>
          <table:table-cell office:value-type="string">
            <text:p>, </text:p>
          </table:table-cell>
          <table:table-cell office:value-type="float" office:value="550">
            <text:p>55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1">
            <text:p>821</text:p>
          </table:table-cell>
          <table:table-cell office:value-type="string">
            <text:p>, </text:p>
          </table:table-cell>
          <table:table-cell office:value-type="float" office:value="551">
            <text:p>55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2">
            <text:p>822</text:p>
          </table:table-cell>
          <table:table-cell office:value-type="string">
            <text:p>, </text:p>
          </table:table-cell>
          <table:table-cell office:value-type="float" office:value="552">
            <text:p>55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3">
            <text:p>823</text:p>
          </table:table-cell>
          <table:table-cell office:value-type="string">
            <text:p>, </text:p>
          </table:table-cell>
          <table:table-cell office:value-type="float" office:value="553">
            <text:p>55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4">
            <text:p>824</text:p>
          </table:table-cell>
          <table:table-cell office:value-type="string">
            <text:p>, </text:p>
          </table:table-cell>
          <table:table-cell office:value-type="float" office:value="554">
            <text:p>55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5">
            <text:p>825</text:p>
          </table:table-cell>
          <table:table-cell office:value-type="string">
            <text:p>, </text:p>
          </table:table-cell>
          <table:table-cell office:value-type="float" office:value="555">
            <text:p>55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6">
            <text:p>826</text:p>
          </table:table-cell>
          <table:table-cell office:value-type="string">
            <text:p>, </text:p>
          </table:table-cell>
          <table:table-cell office:value-type="float" office:value="556">
            <text:p>55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7">
            <text:p>827</text:p>
          </table:table-cell>
          <table:table-cell office:value-type="string">
            <text:p>, </text:p>
          </table:table-cell>
          <table:table-cell office:value-type="float" office:value="557">
            <text:p>55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8">
            <text:p>828</text:p>
          </table:table-cell>
          <table:table-cell office:value-type="string">
            <text:p>, </text:p>
          </table:table-cell>
          <table:table-cell office:value-type="float" office:value="558">
            <text:p>55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9">
            <text:p>829</text:p>
          </table:table-cell>
          <table:table-cell office:value-type="string">
            <text:p>, </text:p>
          </table:table-cell>
          <table:table-cell office:value-type="float" office:value="559">
            <text:p>55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0">
            <text:p>830</text:p>
          </table:table-cell>
          <table:table-cell office:value-type="string">
            <text:p>, </text:p>
          </table:table-cell>
          <table:table-cell office:value-type="float" office:value="560">
            <text:p>56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1">
            <text:p>831</text:p>
          </table:table-cell>
          <table:table-cell office:value-type="string">
            <text:p>, </text:p>
          </table:table-cell>
          <table:table-cell office:value-type="float" office:value="561">
            <text:p>56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2">
            <text:p>832</text:p>
          </table:table-cell>
          <table:table-cell office:value-type="string">
            <text:p>, </text:p>
          </table:table-cell>
          <table:table-cell office:value-type="float" office:value="562">
            <text:p>56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3">
            <text:p>833</text:p>
          </table:table-cell>
          <table:table-cell office:value-type="string">
            <text:p>, </text:p>
          </table:table-cell>
          <table:table-cell office:value-type="float" office:value="563">
            <text:p>56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4">
            <text:p>834</text:p>
          </table:table-cell>
          <table:table-cell office:value-type="string">
            <text:p>, </text:p>
          </table:table-cell>
          <table:table-cell office:value-type="float" office:value="564">
            <text:p>56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5">
            <text:p>835</text:p>
          </table:table-cell>
          <table:table-cell office:value-type="string">
            <text:p>, </text:p>
          </table:table-cell>
          <table:table-cell office:value-type="float" office:value="565">
            <text:p>56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6">
            <text:p>836</text:p>
          </table:table-cell>
          <table:table-cell office:value-type="string">
            <text:p>, </text:p>
          </table:table-cell>
          <table:table-cell office:value-type="float" office:value="566">
            <text:p>56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7">
            <text:p>837</text:p>
          </table:table-cell>
          <table:table-cell office:value-type="string">
            <text:p>, </text:p>
          </table:table-cell>
          <table:table-cell office:value-type="float" office:value="567">
            <text:p>56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8">
            <text:p>838</text:p>
          </table:table-cell>
          <table:table-cell office:value-type="string">
            <text:p>, </text:p>
          </table:table-cell>
          <table:table-cell office:value-type="float" office:value="568">
            <text:p>56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9">
            <text:p>839</text:p>
          </table:table-cell>
          <table:table-cell office:value-type="string">
            <text:p>, </text:p>
          </table:table-cell>
          <table:table-cell office:value-type="float" office:value="569">
            <text:p>56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40">
            <text:p>840</text:p>
          </table:table-cell>
          <table:table-cell office:value-type="string">
            <text:p>, </text:p>
          </table:table-cell>
          <table:table-cell office:value-type="float" office:value="570">
            <text:p>57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41">
            <text:p>841</text:p>
          </table:table-cell>
          <table:table-cell office:value-type="string">
            <text:p>, </text:p>
          </table:table-cell>
          <table:table-cell office:value-type="float" office:value="571">
            <text:p>57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42">
            <text:p>842</text:p>
          </table:table-cell>
          <table:table-cell office:value-type="string">
            <text:p>, </text:p>
          </table:table-cell>
          <table:table-cell office:value-type="float" office:value="572">
            <text:p>57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43">
            <text:p>843</text:p>
          </table:table-cell>
          <table:table-cell office:value-type="string">
            <text:p>, </text:p>
          </table:table-cell>
          <table:table-cell office:value-type="float" office:value="573">
            <text:p>57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44">
            <text:p>844</text:p>
          </table:table-cell>
          <table:table-cell office:value-type="string">
            <text:p>, </text:p>
          </table:table-cell>
          <table:table-cell office:value-type="float" office:value="574">
            <text:p>57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45">
            <text:p>845</text:p>
          </table:table-cell>
          <table:table-cell office:value-type="string">
            <text:p>, </text:p>
          </table:table-cell>
          <table:table-cell office:value-type="float" office:value="575">
            <text:p>57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46">
            <text:p>846</text:p>
          </table:table-cell>
          <table:table-cell office:value-type="string">
            <text:p>, </text:p>
          </table:table-cell>
          <table:table-cell office:value-type="float" office:value="576">
            <text:p>576</text:p>
          </table:table-cell>
          <table:table-cell office:value-type="string">
            <text:p>);</text:p>
          </table:table-cell>
        </table:table-row>
        <table:table-row table:style-name="ro1">
          <table:table-cell table:style-name="ce17" office:value-type="string">
            <text:p>insert into corresponding(enumId1, enumId2) values (</text:p>
          </table:table-cell>
          <table:table-cell table:style-name="ce5" office:value-type="float" office:value="847">
            <text:p>847</text:p>
          </table:table-cell>
          <table:table-cell office:value-type="string">
            <text:p>, </text:p>
          </table:table-cell>
          <table:table-cell table:style-name="ce18" office:value-type="float" office:value="512">
            <text:p>51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48">
            <text:p>848</text:p>
          </table:table-cell>
          <table:table-cell office:value-type="string">
            <text:p>, </text:p>
          </table:table-cell>
          <table:table-cell office:value-type="float" office:value="513">
            <text:p>51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49">
            <text:p>849</text:p>
          </table:table-cell>
          <table:table-cell office:value-type="string">
            <text:p>, </text:p>
          </table:table-cell>
          <table:table-cell office:value-type="float" office:value="514">
            <text:p>51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0">
            <text:p>850</text:p>
          </table:table-cell>
          <table:table-cell office:value-type="string">
            <text:p>, </text:p>
          </table:table-cell>
          <table:table-cell office:value-type="float" office:value="515">
            <text:p>51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1">
            <text:p>851</text:p>
          </table:table-cell>
          <table:table-cell office:value-type="string">
            <text:p>, </text:p>
          </table:table-cell>
          <table:table-cell office:value-type="float" office:value="516">
            <text:p>51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2">
            <text:p>852</text:p>
          </table:table-cell>
          <table:table-cell office:value-type="string">
            <text:p>, </text:p>
          </table:table-cell>
          <table:table-cell office:value-type="float" office:value="517">
            <text:p>51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3">
            <text:p>853</text:p>
          </table:table-cell>
          <table:table-cell office:value-type="string">
            <text:p>, </text:p>
          </table:table-cell>
          <table:table-cell office:value-type="float" office:value="518">
            <text:p>51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4">
            <text:p>854</text:p>
          </table:table-cell>
          <table:table-cell office:value-type="string">
            <text:p>, </text:p>
          </table:table-cell>
          <table:table-cell office:value-type="float" office:value="519">
            <text:p>51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5">
            <text:p>855</text:p>
          </table:table-cell>
          <table:table-cell office:value-type="string">
            <text:p>, </text:p>
          </table:table-cell>
          <table:table-cell office:value-type="float" office:value="520">
            <text:p>52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6">
            <text:p>856</text:p>
          </table:table-cell>
          <table:table-cell office:value-type="string">
            <text:p>, </text:p>
          </table:table-cell>
          <table:table-cell office:value-type="float" office:value="521">
            <text:p>52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7">
            <text:p>857</text:p>
          </table:table-cell>
          <table:table-cell office:value-type="string">
            <text:p>, </text:p>
          </table:table-cell>
          <table:table-cell office:value-type="float" office:value="522">
            <text:p>52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8">
            <text:p>858</text:p>
          </table:table-cell>
          <table:table-cell office:value-type="string">
            <text:p>, </text:p>
          </table:table-cell>
          <table:table-cell office:value-type="float" office:value="523">
            <text:p>52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9">
            <text:p>859</text:p>
          </table:table-cell>
          <table:table-cell office:value-type="string">
            <text:p>, </text:p>
          </table:table-cell>
          <table:table-cell office:value-type="float" office:value="524">
            <text:p>52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0">
            <text:p>860</text:p>
          </table:table-cell>
          <table:table-cell office:value-type="string">
            <text:p>, </text:p>
          </table:table-cell>
          <table:table-cell office:value-type="float" office:value="525">
            <text:p>52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1">
            <text:p>861</text:p>
          </table:table-cell>
          <table:table-cell office:value-type="string">
            <text:p>, </text:p>
          </table:table-cell>
          <table:table-cell office:value-type="float" office:value="526">
            <text:p>52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2">
            <text:p>862</text:p>
          </table:table-cell>
          <table:table-cell office:value-type="string">
            <text:p>, </text:p>
          </table:table-cell>
          <table:table-cell office:value-type="float" office:value="527">
            <text:p>52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3">
            <text:p>863</text:p>
          </table:table-cell>
          <table:table-cell office:value-type="string">
            <text:p>, </text:p>
          </table:table-cell>
          <table:table-cell office:value-type="float" office:value="528">
            <text:p>52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4">
            <text:p>864</text:p>
          </table:table-cell>
          <table:table-cell office:value-type="string">
            <text:p>, </text:p>
          </table:table-cell>
          <table:table-cell office:value-type="float" office:value="529">
            <text:p>52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5">
            <text:p>865</text:p>
          </table:table-cell>
          <table:table-cell office:value-type="string">
            <text:p>, </text:p>
          </table:table-cell>
          <table:table-cell office:value-type="float" office:value="530">
            <text:p>53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6">
            <text:p>866</text:p>
          </table:table-cell>
          <table:table-cell office:value-type="string">
            <text:p>, </text:p>
          </table:table-cell>
          <table:table-cell office:value-type="float" office:value="531">
            <text:p>53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7">
            <text:p>867</text:p>
          </table:table-cell>
          <table:table-cell office:value-type="string">
            <text:p>, </text:p>
          </table:table-cell>
          <table:table-cell office:value-type="float" office:value="532">
            <text:p>53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8">
            <text:p>868</text:p>
          </table:table-cell>
          <table:table-cell office:value-type="string">
            <text:p>, </text:p>
          </table:table-cell>
          <table:table-cell office:value-type="float" office:value="533">
            <text:p>53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9">
            <text:p>869</text:p>
          </table:table-cell>
          <table:table-cell office:value-type="string">
            <text:p>, </text:p>
          </table:table-cell>
          <table:table-cell office:value-type="float" office:value="534">
            <text:p>53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0">
            <text:p>870</text:p>
          </table:table-cell>
          <table:table-cell office:value-type="string">
            <text:p>, </text:p>
          </table:table-cell>
          <table:table-cell office:value-type="float" office:value="535">
            <text:p>53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1">
            <text:p>871</text:p>
          </table:table-cell>
          <table:table-cell office:value-type="string">
            <text:p>, </text:p>
          </table:table-cell>
          <table:table-cell office:value-type="float" office:value="536">
            <text:p>53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2">
            <text:p>872</text:p>
          </table:table-cell>
          <table:table-cell office:value-type="string">
            <text:p>, </text:p>
          </table:table-cell>
          <table:table-cell office:value-type="float" office:value="537">
            <text:p>53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3">
            <text:p>873</text:p>
          </table:table-cell>
          <table:table-cell office:value-type="string">
            <text:p>, </text:p>
          </table:table-cell>
          <table:table-cell office:value-type="float" office:value="538">
            <text:p>53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4">
            <text:p>874</text:p>
          </table:table-cell>
          <table:table-cell office:value-type="string">
            <text:p>, </text:p>
          </table:table-cell>
          <table:table-cell office:value-type="float" office:value="539">
            <text:p>53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5">
            <text:p>875</text:p>
          </table:table-cell>
          <table:table-cell office:value-type="string">
            <text:p>, </text:p>
          </table:table-cell>
          <table:table-cell office:value-type="float" office:value="540">
            <text:p>54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6">
            <text:p>876</text:p>
          </table:table-cell>
          <table:table-cell office:value-type="string">
            <text:p>, </text:p>
          </table:table-cell>
          <table:table-cell office:value-type="float" office:value="541">
            <text:p>54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7">
            <text:p>877</text:p>
          </table:table-cell>
          <table:table-cell office:value-type="string">
            <text:p>, </text:p>
          </table:table-cell>
          <table:table-cell office:value-type="float" office:value="542">
            <text:p>54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8">
            <text:p>878</text:p>
          </table:table-cell>
          <table:table-cell office:value-type="string">
            <text:p>, </text:p>
          </table:table-cell>
          <table:table-cell office:value-type="float" office:value="543">
            <text:p>54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9">
            <text:p>879</text:p>
          </table:table-cell>
          <table:table-cell office:value-type="string">
            <text:p>, </text:p>
          </table:table-cell>
          <table:table-cell office:value-type="float" office:value="544">
            <text:p>54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0">
            <text:p>880</text:p>
          </table:table-cell>
          <table:table-cell office:value-type="string">
            <text:p>, </text:p>
          </table:table-cell>
          <table:table-cell office:value-type="float" office:value="545">
            <text:p>54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1">
            <text:p>881</text:p>
          </table:table-cell>
          <table:table-cell office:value-type="string">
            <text:p>, </text:p>
          </table:table-cell>
          <table:table-cell office:value-type="float" office:value="546">
            <text:p>54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2">
            <text:p>882</text:p>
          </table:table-cell>
          <table:table-cell office:value-type="string">
            <text:p>, </text:p>
          </table:table-cell>
          <table:table-cell office:value-type="float" office:value="547">
            <text:p>54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3">
            <text:p>883</text:p>
          </table:table-cell>
          <table:table-cell office:value-type="string">
            <text:p>, </text:p>
          </table:table-cell>
          <table:table-cell office:value-type="float" office:value="548">
            <text:p>54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4">
            <text:p>884</text:p>
          </table:table-cell>
          <table:table-cell office:value-type="string">
            <text:p>, </text:p>
          </table:table-cell>
          <table:table-cell office:value-type="float" office:value="549">
            <text:p>54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5">
            <text:p>885</text:p>
          </table:table-cell>
          <table:table-cell office:value-type="string">
            <text:p>, </text:p>
          </table:table-cell>
          <table:table-cell office:value-type="float" office:value="550">
            <text:p>55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6">
            <text:p>886</text:p>
          </table:table-cell>
          <table:table-cell office:value-type="string">
            <text:p>, </text:p>
          </table:table-cell>
          <table:table-cell office:value-type="float" office:value="551">
            <text:p>55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7">
            <text:p>887</text:p>
          </table:table-cell>
          <table:table-cell office:value-type="string">
            <text:p>, </text:p>
          </table:table-cell>
          <table:table-cell office:value-type="float" office:value="552">
            <text:p>55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8">
            <text:p>888</text:p>
          </table:table-cell>
          <table:table-cell office:value-type="string">
            <text:p>, </text:p>
          </table:table-cell>
          <table:table-cell office:value-type="float" office:value="553">
            <text:p>55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9">
            <text:p>889</text:p>
          </table:table-cell>
          <table:table-cell office:value-type="string">
            <text:p>, </text:p>
          </table:table-cell>
          <table:table-cell office:value-type="float" office:value="554">
            <text:p>55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0">
            <text:p>890</text:p>
          </table:table-cell>
          <table:table-cell office:value-type="string">
            <text:p>, </text:p>
          </table:table-cell>
          <table:table-cell office:value-type="float" office:value="555">
            <text:p>55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1">
            <text:p>891</text:p>
          </table:table-cell>
          <table:table-cell office:value-type="string">
            <text:p>, </text:p>
          </table:table-cell>
          <table:table-cell office:value-type="float" office:value="556">
            <text:p>55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2">
            <text:p>892</text:p>
          </table:table-cell>
          <table:table-cell office:value-type="string">
            <text:p>, </text:p>
          </table:table-cell>
          <table:table-cell office:value-type="float" office:value="557">
            <text:p>55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3">
            <text:p>893</text:p>
          </table:table-cell>
          <table:table-cell office:value-type="string">
            <text:p>, </text:p>
          </table:table-cell>
          <table:table-cell office:value-type="float" office:value="558">
            <text:p>55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4">
            <text:p>894</text:p>
          </table:table-cell>
          <table:table-cell office:value-type="string">
            <text:p>, </text:p>
          </table:table-cell>
          <table:table-cell office:value-type="float" office:value="559">
            <text:p>55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5">
            <text:p>895</text:p>
          </table:table-cell>
          <table:table-cell office:value-type="string">
            <text:p>, </text:p>
          </table:table-cell>
          <table:table-cell office:value-type="float" office:value="560">
            <text:p>56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6">
            <text:p>896</text:p>
          </table:table-cell>
          <table:table-cell office:value-type="string">
            <text:p>, </text:p>
          </table:table-cell>
          <table:table-cell office:value-type="float" office:value="561">
            <text:p>56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7">
            <text:p>897</text:p>
          </table:table-cell>
          <table:table-cell office:value-type="string">
            <text:p>, </text:p>
          </table:table-cell>
          <table:table-cell office:value-type="float" office:value="562">
            <text:p>56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8">
            <text:p>898</text:p>
          </table:table-cell>
          <table:table-cell office:value-type="string">
            <text:p>, </text:p>
          </table:table-cell>
          <table:table-cell office:value-type="float" office:value="563">
            <text:p>56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9">
            <text:p>899</text:p>
          </table:table-cell>
          <table:table-cell office:value-type="string">
            <text:p>, </text:p>
          </table:table-cell>
          <table:table-cell office:value-type="float" office:value="564">
            <text:p>56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0">
            <text:p>900</text:p>
          </table:table-cell>
          <table:table-cell office:value-type="string">
            <text:p>, </text:p>
          </table:table-cell>
          <table:table-cell office:value-type="float" office:value="565">
            <text:p>56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1">
            <text:p>901</text:p>
          </table:table-cell>
          <table:table-cell office:value-type="string">
            <text:p>, </text:p>
          </table:table-cell>
          <table:table-cell office:value-type="float" office:value="566">
            <text:p>56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2">
            <text:p>902</text:p>
          </table:table-cell>
          <table:table-cell office:value-type="string">
            <text:p>, </text:p>
          </table:table-cell>
          <table:table-cell office:value-type="float" office:value="567">
            <text:p>56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3">
            <text:p>903</text:p>
          </table:table-cell>
          <table:table-cell office:value-type="string">
            <text:p>, </text:p>
          </table:table-cell>
          <table:table-cell office:value-type="float" office:value="568">
            <text:p>56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4">
            <text:p>904</text:p>
          </table:table-cell>
          <table:table-cell office:value-type="string">
            <text:p>, </text:p>
          </table:table-cell>
          <table:table-cell office:value-type="float" office:value="569">
            <text:p>56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5">
            <text:p>905</text:p>
          </table:table-cell>
          <table:table-cell office:value-type="string">
            <text:p>, </text:p>
          </table:table-cell>
          <table:table-cell office:value-type="float" office:value="570">
            <text:p>57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6">
            <text:p>906</text:p>
          </table:table-cell>
          <table:table-cell office:value-type="string">
            <text:p>, </text:p>
          </table:table-cell>
          <table:table-cell office:value-type="float" office:value="571">
            <text:p>57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7">
            <text:p>907</text:p>
          </table:table-cell>
          <table:table-cell office:value-type="string">
            <text:p>, </text:p>
          </table:table-cell>
          <table:table-cell office:value-type="float" office:value="572">
            <text:p>57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8">
            <text:p>908</text:p>
          </table:table-cell>
          <table:table-cell office:value-type="string">
            <text:p>, </text:p>
          </table:table-cell>
          <table:table-cell office:value-type="float" office:value="573">
            <text:p>57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9">
            <text:p>909</text:p>
          </table:table-cell>
          <table:table-cell office:value-type="string">
            <text:p>, </text:p>
          </table:table-cell>
          <table:table-cell office:value-type="float" office:value="574">
            <text:p>57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10">
            <text:p>910</text:p>
          </table:table-cell>
          <table:table-cell office:value-type="string">
            <text:p>, </text:p>
          </table:table-cell>
          <table:table-cell office:value-type="float" office:value="575">
            <text:p>57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11">
            <text:p>911</text:p>
          </table:table-cell>
          <table:table-cell office:value-type="string">
            <text:p>, </text:p>
          </table:table-cell>
          <table:table-cell office:value-type="float" office:value="576">
            <text:p>576</text:p>
          </table:table-cell>
          <table:table-cell office:value-type="string">
            <text:p>);</text:p>
          </table:table-cell>
        </table:table-row>
        <table:table-row table:style-name="ro1">
          <table:table-cell table:style-name="ce17" office:value-type="string">
            <text:p>insert into corresponding(enumId1, enumId2) values (</text:p>
          </table:table-cell>
          <table:table-cell office:value-type="float" office:value="912">
            <text:p>912</text:p>
          </table:table-cell>
          <table:table-cell office:value-type="string">
            <text:p>, </text:p>
          </table:table-cell>
          <table:table-cell table:style-name="ce18" office:value-type="float" office:value="512">
            <text:p>51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13">
            <text:p>913</text:p>
          </table:table-cell>
          <table:table-cell office:value-type="string">
            <text:p>, </text:p>
          </table:table-cell>
          <table:table-cell office:value-type="float" office:value="513">
            <text:p>51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14">
            <text:p>914</text:p>
          </table:table-cell>
          <table:table-cell office:value-type="string">
            <text:p>, </text:p>
          </table:table-cell>
          <table:table-cell office:value-type="float" office:value="514">
            <text:p>51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15">
            <text:p>915</text:p>
          </table:table-cell>
          <table:table-cell office:value-type="string">
            <text:p>, </text:p>
          </table:table-cell>
          <table:table-cell office:value-type="float" office:value="515">
            <text:p>51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16">
            <text:p>916</text:p>
          </table:table-cell>
          <table:table-cell office:value-type="string">
            <text:p>, </text:p>
          </table:table-cell>
          <table:table-cell office:value-type="float" office:value="516">
            <text:p>51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17">
            <text:p>917</text:p>
          </table:table-cell>
          <table:table-cell office:value-type="string">
            <text:p>, </text:p>
          </table:table-cell>
          <table:table-cell office:value-type="float" office:value="517">
            <text:p>51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18">
            <text:p>918</text:p>
          </table:table-cell>
          <table:table-cell office:value-type="string">
            <text:p>, </text:p>
          </table:table-cell>
          <table:table-cell office:value-type="float" office:value="518">
            <text:p>51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19">
            <text:p>919</text:p>
          </table:table-cell>
          <table:table-cell office:value-type="string">
            <text:p>, </text:p>
          </table:table-cell>
          <table:table-cell office:value-type="float" office:value="519">
            <text:p>51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0">
            <text:p>920</text:p>
          </table:table-cell>
          <table:table-cell office:value-type="string">
            <text:p>, </text:p>
          </table:table-cell>
          <table:table-cell office:value-type="float" office:value="520">
            <text:p>52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1">
            <text:p>921</text:p>
          </table:table-cell>
          <table:table-cell office:value-type="string">
            <text:p>, </text:p>
          </table:table-cell>
          <table:table-cell office:value-type="float" office:value="521">
            <text:p>52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2">
            <text:p>922</text:p>
          </table:table-cell>
          <table:table-cell office:value-type="string">
            <text:p>, </text:p>
          </table:table-cell>
          <table:table-cell office:value-type="float" office:value="522">
            <text:p>52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3">
            <text:p>923</text:p>
          </table:table-cell>
          <table:table-cell office:value-type="string">
            <text:p>, </text:p>
          </table:table-cell>
          <table:table-cell office:value-type="float" office:value="523">
            <text:p>52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4">
            <text:p>924</text:p>
          </table:table-cell>
          <table:table-cell office:value-type="string">
            <text:p>, </text:p>
          </table:table-cell>
          <table:table-cell office:value-type="float" office:value="524">
            <text:p>52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5">
            <text:p>925</text:p>
          </table:table-cell>
          <table:table-cell office:value-type="string">
            <text:p>, </text:p>
          </table:table-cell>
          <table:table-cell office:value-type="float" office:value="525">
            <text:p>52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6">
            <text:p>926</text:p>
          </table:table-cell>
          <table:table-cell office:value-type="string">
            <text:p>, </text:p>
          </table:table-cell>
          <table:table-cell office:value-type="float" office:value="526">
            <text:p>52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7">
            <text:p>927</text:p>
          </table:table-cell>
          <table:table-cell office:value-type="string">
            <text:p>, </text:p>
          </table:table-cell>
          <table:table-cell office:value-type="float" office:value="527">
            <text:p>52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8">
            <text:p>928</text:p>
          </table:table-cell>
          <table:table-cell office:value-type="string">
            <text:p>, </text:p>
          </table:table-cell>
          <table:table-cell office:value-type="float" office:value="528">
            <text:p>52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9">
            <text:p>929</text:p>
          </table:table-cell>
          <table:table-cell office:value-type="string">
            <text:p>, </text:p>
          </table:table-cell>
          <table:table-cell office:value-type="float" office:value="529">
            <text:p>52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0">
            <text:p>930</text:p>
          </table:table-cell>
          <table:table-cell office:value-type="string">
            <text:p>, </text:p>
          </table:table-cell>
          <table:table-cell office:value-type="float" office:value="530">
            <text:p>53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1">
            <text:p>931</text:p>
          </table:table-cell>
          <table:table-cell office:value-type="string">
            <text:p>, </text:p>
          </table:table-cell>
          <table:table-cell office:value-type="float" office:value="531">
            <text:p>53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2">
            <text:p>932</text:p>
          </table:table-cell>
          <table:table-cell office:value-type="string">
            <text:p>, </text:p>
          </table:table-cell>
          <table:table-cell office:value-type="float" office:value="532">
            <text:p>53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3">
            <text:p>933</text:p>
          </table:table-cell>
          <table:table-cell office:value-type="string">
            <text:p>, </text:p>
          </table:table-cell>
          <table:table-cell office:value-type="float" office:value="533">
            <text:p>53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4">
            <text:p>934</text:p>
          </table:table-cell>
          <table:table-cell office:value-type="string">
            <text:p>, </text:p>
          </table:table-cell>
          <table:table-cell office:value-type="float" office:value="534">
            <text:p>53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5">
            <text:p>935</text:p>
          </table:table-cell>
          <table:table-cell office:value-type="string">
            <text:p>, </text:p>
          </table:table-cell>
          <table:table-cell office:value-type="float" office:value="535">
            <text:p>53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6">
            <text:p>936</text:p>
          </table:table-cell>
          <table:table-cell office:value-type="string">
            <text:p>, </text:p>
          </table:table-cell>
          <table:table-cell office:value-type="float" office:value="536">
            <text:p>53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7">
            <text:p>937</text:p>
          </table:table-cell>
          <table:table-cell office:value-type="string">
            <text:p>, </text:p>
          </table:table-cell>
          <table:table-cell office:value-type="float" office:value="537">
            <text:p>53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8">
            <text:p>938</text:p>
          </table:table-cell>
          <table:table-cell office:value-type="string">
            <text:p>, </text:p>
          </table:table-cell>
          <table:table-cell office:value-type="float" office:value="538">
            <text:p>53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9">
            <text:p>939</text:p>
          </table:table-cell>
          <table:table-cell office:value-type="string">
            <text:p>, </text:p>
          </table:table-cell>
          <table:table-cell office:value-type="float" office:value="539">
            <text:p>53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0">
            <text:p>940</text:p>
          </table:table-cell>
          <table:table-cell office:value-type="string">
            <text:p>, </text:p>
          </table:table-cell>
          <table:table-cell office:value-type="float" office:value="540">
            <text:p>54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1">
            <text:p>941</text:p>
          </table:table-cell>
          <table:table-cell office:value-type="string">
            <text:p>, </text:p>
          </table:table-cell>
          <table:table-cell office:value-type="float" office:value="541">
            <text:p>54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2">
            <text:p>942</text:p>
          </table:table-cell>
          <table:table-cell office:value-type="string">
            <text:p>, </text:p>
          </table:table-cell>
          <table:table-cell office:value-type="float" office:value="542">
            <text:p>54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3">
            <text:p>943</text:p>
          </table:table-cell>
          <table:table-cell office:value-type="string">
            <text:p>, </text:p>
          </table:table-cell>
          <table:table-cell office:value-type="float" office:value="543">
            <text:p>54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4">
            <text:p>944</text:p>
          </table:table-cell>
          <table:table-cell office:value-type="string">
            <text:p>, </text:p>
          </table:table-cell>
          <table:table-cell office:value-type="float" office:value="544">
            <text:p>54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5">
            <text:p>945</text:p>
          </table:table-cell>
          <table:table-cell office:value-type="string">
            <text:p>, </text:p>
          </table:table-cell>
          <table:table-cell office:value-type="float" office:value="545">
            <text:p>54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6">
            <text:p>946</text:p>
          </table:table-cell>
          <table:table-cell office:value-type="string">
            <text:p>, </text:p>
          </table:table-cell>
          <table:table-cell office:value-type="float" office:value="546">
            <text:p>54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7">
            <text:p>947</text:p>
          </table:table-cell>
          <table:table-cell office:value-type="string">
            <text:p>, </text:p>
          </table:table-cell>
          <table:table-cell office:value-type="float" office:value="547">
            <text:p>54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8">
            <text:p>948</text:p>
          </table:table-cell>
          <table:table-cell office:value-type="string">
            <text:p>, </text:p>
          </table:table-cell>
          <table:table-cell office:value-type="float" office:value="548">
            <text:p>54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9">
            <text:p>949</text:p>
          </table:table-cell>
          <table:table-cell office:value-type="string">
            <text:p>, </text:p>
          </table:table-cell>
          <table:table-cell office:value-type="float" office:value="549">
            <text:p>54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0">
            <text:p>950</text:p>
          </table:table-cell>
          <table:table-cell office:value-type="string">
            <text:p>, </text:p>
          </table:table-cell>
          <table:table-cell office:value-type="float" office:value="550">
            <text:p>55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1">
            <text:p>951</text:p>
          </table:table-cell>
          <table:table-cell office:value-type="string">
            <text:p>, </text:p>
          </table:table-cell>
          <table:table-cell office:value-type="float" office:value="551">
            <text:p>55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2">
            <text:p>952</text:p>
          </table:table-cell>
          <table:table-cell office:value-type="string">
            <text:p>, </text:p>
          </table:table-cell>
          <table:table-cell office:value-type="float" office:value="552">
            <text:p>55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3">
            <text:p>953</text:p>
          </table:table-cell>
          <table:table-cell office:value-type="string">
            <text:p>, </text:p>
          </table:table-cell>
          <table:table-cell office:value-type="float" office:value="553">
            <text:p>55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4">
            <text:p>954</text:p>
          </table:table-cell>
          <table:table-cell office:value-type="string">
            <text:p>, </text:p>
          </table:table-cell>
          <table:table-cell office:value-type="float" office:value="554">
            <text:p>55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5">
            <text:p>955</text:p>
          </table:table-cell>
          <table:table-cell office:value-type="string">
            <text:p>, </text:p>
          </table:table-cell>
          <table:table-cell office:value-type="float" office:value="555">
            <text:p>55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6">
            <text:p>956</text:p>
          </table:table-cell>
          <table:table-cell office:value-type="string">
            <text:p>, </text:p>
          </table:table-cell>
          <table:table-cell office:value-type="float" office:value="556">
            <text:p>55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7">
            <text:p>957</text:p>
          </table:table-cell>
          <table:table-cell office:value-type="string">
            <text:p>, </text:p>
          </table:table-cell>
          <table:table-cell office:value-type="float" office:value="557">
            <text:p>55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8">
            <text:p>958</text:p>
          </table:table-cell>
          <table:table-cell office:value-type="string">
            <text:p>, </text:p>
          </table:table-cell>
          <table:table-cell office:value-type="float" office:value="558">
            <text:p>55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9">
            <text:p>959</text:p>
          </table:table-cell>
          <table:table-cell office:value-type="string">
            <text:p>, </text:p>
          </table:table-cell>
          <table:table-cell office:value-type="float" office:value="559">
            <text:p>55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0">
            <text:p>960</text:p>
          </table:table-cell>
          <table:table-cell office:value-type="string">
            <text:p>, </text:p>
          </table:table-cell>
          <table:table-cell office:value-type="float" office:value="560">
            <text:p>56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1">
            <text:p>961</text:p>
          </table:table-cell>
          <table:table-cell office:value-type="string">
            <text:p>, </text:p>
          </table:table-cell>
          <table:table-cell office:value-type="float" office:value="561">
            <text:p>56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2">
            <text:p>962</text:p>
          </table:table-cell>
          <table:table-cell office:value-type="string">
            <text:p>, </text:p>
          </table:table-cell>
          <table:table-cell office:value-type="float" office:value="562">
            <text:p>56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3">
            <text:p>963</text:p>
          </table:table-cell>
          <table:table-cell office:value-type="string">
            <text:p>, </text:p>
          </table:table-cell>
          <table:table-cell office:value-type="float" office:value="563">
            <text:p>56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4">
            <text:p>964</text:p>
          </table:table-cell>
          <table:table-cell office:value-type="string">
            <text:p>, </text:p>
          </table:table-cell>
          <table:table-cell office:value-type="float" office:value="564">
            <text:p>56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5">
            <text:p>965</text:p>
          </table:table-cell>
          <table:table-cell office:value-type="string">
            <text:p>, </text:p>
          </table:table-cell>
          <table:table-cell office:value-type="float" office:value="565">
            <text:p>56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6">
            <text:p>966</text:p>
          </table:table-cell>
          <table:table-cell office:value-type="string">
            <text:p>, </text:p>
          </table:table-cell>
          <table:table-cell office:value-type="float" office:value="566">
            <text:p>56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7">
            <text:p>967</text:p>
          </table:table-cell>
          <table:table-cell office:value-type="string">
            <text:p>, </text:p>
          </table:table-cell>
          <table:table-cell office:value-type="float" office:value="567">
            <text:p>56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8">
            <text:p>968</text:p>
          </table:table-cell>
          <table:table-cell office:value-type="string">
            <text:p>, </text:p>
          </table:table-cell>
          <table:table-cell office:value-type="float" office:value="568">
            <text:p>56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9">
            <text:p>969</text:p>
          </table:table-cell>
          <table:table-cell office:value-type="string">
            <text:p>, </text:p>
          </table:table-cell>
          <table:table-cell office:value-type="float" office:value="569">
            <text:p>56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70">
            <text:p>970</text:p>
          </table:table-cell>
          <table:table-cell office:value-type="string">
            <text:p>, </text:p>
          </table:table-cell>
          <table:table-cell office:value-type="float" office:value="570">
            <text:p>57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71">
            <text:p>971</text:p>
          </table:table-cell>
          <table:table-cell office:value-type="string">
            <text:p>, </text:p>
          </table:table-cell>
          <table:table-cell office:value-type="float" office:value="571">
            <text:p>57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72">
            <text:p>972</text:p>
          </table:table-cell>
          <table:table-cell office:value-type="string">
            <text:p>, </text:p>
          </table:table-cell>
          <table:table-cell office:value-type="float" office:value="572">
            <text:p>57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73">
            <text:p>973</text:p>
          </table:table-cell>
          <table:table-cell office:value-type="string">
            <text:p>, </text:p>
          </table:table-cell>
          <table:table-cell office:value-type="float" office:value="573">
            <text:p>57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74">
            <text:p>974</text:p>
          </table:table-cell>
          <table:table-cell office:value-type="string">
            <text:p>, </text:p>
          </table:table-cell>
          <table:table-cell office:value-type="float" office:value="574">
            <text:p>57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75">
            <text:p>975</text:p>
          </table:table-cell>
          <table:table-cell office:value-type="string">
            <text:p>, </text:p>
          </table:table-cell>
          <table:table-cell office:value-type="float" office:value="575">
            <text:p>57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76">
            <text:p>976</text:p>
          </table:table-cell>
          <table:table-cell office:value-type="string">
            <text:p>, </text:p>
          </table:table-cell>
          <table:table-cell office:value-type="float" office:value="576">
            <text:p>576</text:p>
          </table:table-cell>
          <table:table-cell office:value-type="string">
            <text:p>);</text:p>
          </table:table-cell>
        </table:table-row>
        <table:table-row table:style-name="ro1" table:number-rows-repeated="6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unit.D1:unit.D10485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fraction number:min-integer-digits="0" number:min-numerator-digits="1" number:min-denominator-digits="1"/>
    </number:number-style>
    <number:number-style style:name="N107">
      <number:fraction number:min-integer-digits="0" number:min-numerator-digits="2" number:min-denominator-digits="2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28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 DUONG</meta:initial-creator>
    <meta:creation-date>2012-09-22T19:55:39</meta:creation-date>
    <dc:date>2012-10-04T23:53:09</dc:date>
    <dc:creator>Phu DUONG</dc:creator>
    <meta:editing-duration>PT7H55M15S</meta:editing-duration>
    <meta:editing-cycles>125</meta:editing-cycles>
    <meta:generator>LibreOffice/3.5$Linux_x86 LibreOffice_project/350m1$Build-2</meta:generator>
    <meta:document-statistic meta:table-count="3" meta:cell-count="5304" meta:object-count="0"/>
  </office:meta>
</office:document-meta>
</file>